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2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2">
      <style:table-cell-properties style:vertical-align="automatic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style:vertical-align="automatic"/>
    </style:style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1.86266666666667cm"/>
    </style:style>
    <style:style style:name="co3" style:family="table-column">
      <style:table-column-properties fo:break-before="auto" style:column-width="1.98966666666667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2ndOrderPolynomial" table:style-name="ta1">
        <table:table-column table:style-name="co1" table:number-columns-repeated="4" table:default-cell-style-name="ce1"/>
        <table:table-column table:style-name="co1" table:default-cell-style-name="ce2"/>
        <table:table-column table:style-name="co1" table:number-columns-repeated="6" table:default-cell-style-name="ce3"/>
        <table:table-column table:style-name="co2" table:number-columns-repeated="3" table:default-cell-style-name="ce1"/>
        <table:table-column table:style-name="co3" table:default-cell-style-name="ce1"/>
        <table:table-column table:style-name="co2" table:number-columns-repeated="16369" table:default-cell-style-name="ce1"/>
        <table:table-row table:style-name="ro1">
          <table:table-cell table:number-columns-repeated="4"/>
          <table:table-cell table:style-name="ce2"/>
          <table:table-cell table:number-columns-repeated="6" table:style-name="ce3"/>
          <table:table-cell table:number-columns-repeated="16373"/>
        </table:table-row>
        <table:table-row table:style-name="ro1">
          <table:table-cell table:number-columns-repeated="4"/>
          <table:table-cell table:style-name="ce2"/>
          <table:table-cell table:style-name="ce3"/>
          <table:table-cell office:value-type="string" table:style-name="ce4">
            <text:p>f(r) = C0*R0+C1*R1+C2*R2</text:p>
          </table:table-cell>
          <table:table-cell table:number-columns-repeated="4" table:style-name="ce3"/>
          <table:table-cell table:number-columns-repeated="16373"/>
        </table:table-row>
        <table:table-row table:style-name="ro1">
          <table:table-cell table:number-columns-repeated="4"/>
          <table:table-cell table:style-name="ce2"/>
          <table:table-cell table:number-columns-repeated="6" table:style-name="ce3"/>
          <table:table-cell table:number-columns-repeated="16373"/>
        </table:table-row>
        <table:table-row table:style-name="ro1">
          <table:table-cell table:number-columns-repeated="4"/>
          <table:table-cell table:style-name="ce2"/>
          <table:table-cell table:style-name="ce3"/>
          <table:table-cell office:value-type="float" office:value="1" table:style-name="ce3">
            <text:p>1.00</text:p>
          </table:table-cell>
          <table:table-cell office:value-type="string" table:style-name="ce3">
            <text:p><text:s/>= C0</text:p>
          </table:table-cell>
          <table:table-cell table:number-columns-repeated="3" table:style-name="ce3"/>
          <table:table-cell table:number-columns-repeated="16373"/>
        </table:table-row>
        <table:table-row table:style-name="ro1">
          <table:table-cell table:number-columns-repeated="4"/>
          <table:table-cell table:style-name="ce2"/>
          <table:table-cell table:style-name="ce3"/>
          <table:table-cell office:value-type="float" office:value="2" table:style-name="ce3">
            <text:p>2.00</text:p>
          </table:table-cell>
          <table:table-cell office:value-type="string" table:style-name="ce3">
            <text:p><text:s/>= C1</text:p>
          </table:table-cell>
          <table:table-cell table:number-columns-repeated="3" table:style-name="ce3"/>
          <table:table-cell table:number-columns-repeated="16373"/>
        </table:table-row>
        <table:table-row table:style-name="ro1">
          <table:table-cell table:number-columns-repeated="4"/>
          <table:table-cell table:style-name="ce5"/>
          <table:table-cell table:style-name="ce3"/>
          <table:table-cell office:value-type="float" office:value="3" table:style-name="ce3">
            <text:p>3.00</text:p>
          </table:table-cell>
          <table:table-cell office:value-type="string" table:style-name="ce3">
            <text:p><text:s/>= C2</text:p>
          </table:table-cell>
          <table:table-cell table:number-columns-repeated="3" table:style-name="ce3"/>
          <table:table-cell table:number-columns-repeated="16373"/>
        </table:table-row>
        <table:table-row table:style-name="ro1">
          <table:table-cell table:number-columns-repeated="4"/>
          <table:table-cell table:style-name="ce2"/>
          <table:table-cell table:style-name="ce3"/>
          <table:table-cell office:value-type="float" office:value="1" table:style-name="ce3">
            <text:p>1.00</text:p>
          </table:table-cell>
          <table:table-cell office:value-type="string" table:style-name="ce4">
            <text:p><text:s/>= Noise Magnitude</text:p>
          </table:table-cell>
          <table:table-cell table:number-columns-repeated="3" table:style-name="ce3"/>
          <table:table-cell table:number-columns-repeated="16373"/>
        </table:table-row>
        <table:table-row table:style-name="ro1">
          <table:table-cell table:number-columns-repeated="4"/>
          <table:table-cell table:style-name="ce2"/>
          <table:table-cell table:number-columns-repeated="2" table:style-name="ce3"/>
          <table:table-cell table:style-name="ce4"/>
          <table:table-cell table:number-columns-repeated="3" table:style-name="ce3"/>
          <table:table-cell table:number-columns-repeated="16373"/>
        </table:table-row>
        <table:table-row table:style-name="ro1">
          <table:table-cell table:number-columns-repeated="4"/>
          <table:table-cell table:style-name="ce2"/>
          <table:table-cell table:number-columns-repeated="6" table:style-name="ce3"/>
          <table:table-cell table:number-columns-repeated="16373"/>
        </table:table-row>
        <table:table-row table:style-name="ro1">
          <table:table-cell table:number-columns-repeated="4"/>
          <table:table-cell table:style-name="ce2"/>
          <table:table-cell office:value-type="string" table:style-name="ce3">
            <text:p>r0</text:p>
          </table:table-cell>
          <table:table-cell office:value-type="string" table:style-name="ce3">
            <text:p>r1</text:p>
          </table:table-cell>
          <table:table-cell office:value-type="string" table:style-name="ce3">
            <text:p>r2</text:p>
          </table:table-cell>
          <table:table-cell table:style-name="ce3"/>
          <table:table-cell office:value-type="string" table:style-name="ce3">
            <text:p>f</text:p>
          </table:table-cell>
          <table:table-cell table:number-columns-repeated="16374"/>
        </table:table-row>
        <table:table-row table:style-name="ro1">
          <table:table-cell table:number-columns-repeated="4"/>
          <table:table-cell office:value-type="string" table:style-name="ce2">
            <text:p>N</text:p>
          </table:table-cell>
          <table:table-cell office:value-type="string" table:style-name="ce3">
            <text:p>X^0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^2</text:p>
          </table:table-cell>
          <table:table-cell office:value-type="string" table:style-name="ce3">
            <text:p>Noise</text:p>
          </table:table-cell>
          <table:table-cell office:value-type="string" table:style-name="ce3">
            <text:p>Function</text:p>
          </table:table-cell>
          <table:table-cell table:style-name="ce3">
            <draw:frame draw:z-index="1" draw:id="id0" draw:style-name="a0" draw:name="Chart 1" svg:x="0.8875in" svg:y="0in" svg:width="5.8625in" svg:height="4.41667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3"/>
        </table:table-row>
        <table:table-row table:style-name="ro1">
          <table:table-cell table:number-columns-repeated="4"/>
          <table:table-cell office:value-type="float" office:value="1" table:style-name="ce2">
            <text:p>1</text:p>
          </table:table-cell>
          <table:table-cell office:value-type="float" office:value="1" table:formula="of:=[.G12]^0" table:style-name="ce3">
            <text:p>1.00</text:p>
          </table:table-cell>
          <table:table-cell office:value-type="float" office:value="0.25" table:style-name="ce3">
            <text:p>0.25</text:p>
          </table:table-cell>
          <table:table-cell office:value-type="float" office:value="6.25E-2" table:formula="of:=[.G12]*[.G12]" table:style-name="ce3">
            <text:p>0.06</text:p>
          </table:table-cell>
          <table:table-cell office:value-type="float" office:value="-0.34870265876945594" table:formula="of:=(RAND()*2-1)*[.$G$7]" table:style-name="ce3">
            <text:p>-0.35</text:p>
          </table:table-cell>
          <table:table-cell office:value-type="float" office:value="1.3387973412305441" table:formula="of:=[.$G$4]*[.F12]+[.$G$5]*[.G12]+[.$G$6]*[.H12]+[.I12]" table:style-name="ce3">
            <text:p>1.34</text:p>
          </table:table-cell>
          <table:table-cell table:number-columns-repeated="16374"/>
        </table:table-row>
        <table:table-row table:style-name="ro1">
          <table:table-cell table:number-columns-repeated="4"/>
          <table:table-cell office:value-type="float" office:value="2" table:style-name="ce2">
            <text:p>2</text:p>
          </table:table-cell>
          <table:table-cell office:value-type="float" office:value="1" table:formula="of:=[.G13]^0" table:style-name="ce3">
            <text:p>1.00</text:p>
          </table:table-cell>
          <table:table-cell office:value-type="float" office:value="0.5" table:style-name="ce3">
            <text:p>0.50</text:p>
          </table:table-cell>
          <table:table-cell office:value-type="float" office:value="0.25" table:formula="of:=[.G13]*[.G13]" table:style-name="ce3">
            <text:p>0.25</text:p>
          </table:table-cell>
          <table:table-cell office:value-type="float" office:value="-0.93179277361371415" table:formula="of:=(RAND()*2-1)*[.$G$7]" table:style-name="ce3">
            <text:p>-0.93</text:p>
          </table:table-cell>
          <table:table-cell office:value-type="float" office:value="1.8182072263862858" table:formula="of:=[.$G$4]*[.F13]+[.$G$5]*[.G13]+[.$G$6]*[.H13]+[.I13]" table:style-name="ce3">
            <text:p>1.82</text:p>
          </table:table-cell>
          <table:table-cell table:number-columns-repeated="16374"/>
        </table:table-row>
        <table:table-row table:style-name="ro1">
          <table:table-cell table:number-columns-repeated="4"/>
          <table:table-cell office:value-type="float" office:value="3" table:style-name="ce2">
            <text:p>3</text:p>
          </table:table-cell>
          <table:table-cell office:value-type="float" office:value="1" table:formula="of:=[.G14]^0" table:style-name="ce3">
            <text:p>1.00</text:p>
          </table:table-cell>
          <table:table-cell office:value-type="float" office:value="0.75" table:style-name="ce3">
            <text:p>0.75</text:p>
          </table:table-cell>
          <table:table-cell office:value-type="float" office:value="0.5625" table:formula="of:=[.G14]*[.G14]" table:style-name="ce3">
            <text:p>0.56</text:p>
          </table:table-cell>
          <table:table-cell office:value-type="float" office:value="-0.45218999069220245" table:formula="of:=(RAND()*2-1)*[.$G$7]" table:style-name="ce3">
            <text:p>-0.45</text:p>
          </table:table-cell>
          <table:table-cell office:value-type="float" office:value="3.7353100093077973" table:formula="of:=[.$G$4]*[.F14]+[.$G$5]*[.G14]+[.$G$6]*[.H14]+[.I14]" table:style-name="ce3">
            <text:p>3.74</text:p>
          </table:table-cell>
          <table:table-cell table:number-columns-repeated="16374"/>
        </table:table-row>
        <table:table-row table:style-name="ro1">
          <table:table-cell table:number-columns-repeated="4"/>
          <table:table-cell office:value-type="float" office:value="4" table:style-name="ce2">
            <text:p>4</text:p>
          </table:table-cell>
          <table:table-cell office:value-type="float" office:value="1" table:formula="of:=[.G15]^0" table:style-name="ce3">
            <text:p>1.00</text:p>
          </table:table-cell>
          <table:table-cell office:value-type="float" office:value="1" table:style-name="ce3">
            <text:p>1.00</text:p>
          </table:table-cell>
          <table:table-cell office:value-type="float" office:value="1" table:formula="of:=[.G15]*[.G15]" table:style-name="ce3">
            <text:p>1.00</text:p>
          </table:table-cell>
          <table:table-cell office:value-type="float" office:value="-0.65086950256046583" table:formula="of:=(RAND()*2-1)*[.$G$7]" table:style-name="ce3">
            <text:p>-0.65</text:p>
          </table:table-cell>
          <table:table-cell office:value-type="float" office:value="5.3491304974395337" table:formula="of:=[.$G$4]*[.F15]+[.$G$5]*[.G15]+[.$G$6]*[.H15]+[.I15]" table:style-name="ce3">
            <text:p>5.35</text:p>
          </table:table-cell>
          <table:table-cell table:number-columns-repeated="16374"/>
        </table:table-row>
        <table:table-row table:style-name="ro1">
          <table:table-cell table:number-columns-repeated="4"/>
          <table:table-cell office:value-type="float" office:value="5" table:style-name="ce2">
            <text:p>5</text:p>
          </table:table-cell>
          <table:table-cell office:value-type="float" office:value="1" table:formula="of:=[.G16]^0" table:style-name="ce3">
            <text:p>1.00</text:p>
          </table:table-cell>
          <table:table-cell office:value-type="float" office:value="1.25" table:style-name="ce3">
            <text:p>1.25</text:p>
          </table:table-cell>
          <table:table-cell office:value-type="float" office:value="1.5625" table:formula="of:=[.G16]*[.G16]" table:style-name="ce3">
            <text:p>1.56</text:p>
          </table:table-cell>
          <table:table-cell office:value-type="float" office:value="-0.37477716555945095" table:formula="of:=(RAND()*2-1)*[.$G$7]" table:style-name="ce3">
            <text:p>-0.37</text:p>
          </table:table-cell>
          <table:table-cell office:value-type="float" office:value="7.8127228344405495" table:formula="of:=[.$G$4]*[.F16]+[.$G$5]*[.G16]+[.$G$6]*[.H16]+[.I16]" table:style-name="ce3">
            <text:p>7.81</text:p>
          </table:table-cell>
          <table:table-cell table:number-columns-repeated="16374"/>
        </table:table-row>
        <table:table-row table:style-name="ro1">
          <table:table-cell table:number-columns-repeated="4"/>
          <table:table-cell office:value-type="float" office:value="6" table:style-name="ce2">
            <text:p>6</text:p>
          </table:table-cell>
          <table:table-cell office:value-type="float" office:value="1" table:formula="of:=[.G17]^0" table:style-name="ce3">
            <text:p>1.00</text:p>
          </table:table-cell>
          <table:table-cell office:value-type="float" office:value="1.5" table:style-name="ce3">
            <text:p>1.50</text:p>
          </table:table-cell>
          <table:table-cell office:value-type="float" office:value="2.25" table:formula="of:=[.G17]*[.G17]" table:style-name="ce3">
            <text:p>2.25</text:p>
          </table:table-cell>
          <table:table-cell office:value-type="float" office:value="0.67612302461504847" table:formula="of:=(RAND()*2-1)*[.$G$7]" table:style-name="ce3">
            <text:p>0.68</text:p>
          </table:table-cell>
          <table:table-cell office:value-type="float" office:value="11.426123024615048" table:formula="of:=[.$G$4]*[.F17]+[.$G$5]*[.G17]+[.$G$6]*[.H17]+[.I17]" table:style-name="ce3">
            <text:p>11.43</text:p>
          </table:table-cell>
          <table:table-cell table:number-columns-repeated="16374"/>
        </table:table-row>
        <table:table-row table:style-name="ro1">
          <table:table-cell table:number-columns-repeated="4"/>
          <table:table-cell office:value-type="float" office:value="7" table:style-name="ce2">
            <text:p>7</text:p>
          </table:table-cell>
          <table:table-cell office:value-type="float" office:value="1" table:formula="of:=[.G18]^0" table:style-name="ce3">
            <text:p>1.00</text:p>
          </table:table-cell>
          <table:table-cell office:value-type="float" office:value="1.75" table:style-name="ce3">
            <text:p>1.75</text:p>
          </table:table-cell>
          <table:table-cell office:value-type="float" office:value="3.0625" table:formula="of:=[.G18]*[.G18]" table:style-name="ce3">
            <text:p>3.06</text:p>
          </table:table-cell>
          <table:table-cell office:value-type="float" office:value="0.79505039670786593" table:formula="of:=(RAND()*2-1)*[.$G$7]" table:style-name="ce3">
            <text:p>0.80</text:p>
          </table:table-cell>
          <table:table-cell office:value-type="float" office:value="14.482550396707866" table:formula="of:=[.$G$4]*[.F18]+[.$G$5]*[.G18]+[.$G$6]*[.H18]+[.I18]" table:style-name="ce3">
            <text:p>14.48</text:p>
          </table:table-cell>
          <table:table-cell table:number-columns-repeated="16374"/>
        </table:table-row>
        <table:table-row table:style-name="ro1">
          <table:table-cell table:number-columns-repeated="4"/>
          <table:table-cell office:value-type="float" office:value="8" table:style-name="ce2">
            <text:p>8</text:p>
          </table:table-cell>
          <table:table-cell office:value-type="float" office:value="1" table:formula="of:=[.G19]^0" table:style-name="ce3">
            <text:p>1.00</text:p>
          </table:table-cell>
          <table:table-cell office:value-type="float" office:value="2" table:style-name="ce3">
            <text:p>2.00</text:p>
          </table:table-cell>
          <table:table-cell office:value-type="float" office:value="4" table:formula="of:=[.G19]*[.G19]" table:style-name="ce3">
            <text:p>4.00</text:p>
          </table:table-cell>
          <table:table-cell office:value-type="float" office:value="-0.45502354137201606" table:formula="of:=(RAND()*2-1)*[.$G$7]" table:style-name="ce3">
            <text:p>-0.46</text:p>
          </table:table-cell>
          <table:table-cell office:value-type="float" office:value="16.544976458627985" table:formula="of:=[.$G$4]*[.F19]+[.$G$5]*[.G19]+[.$G$6]*[.H19]+[.I19]" table:style-name="ce3">
            <text:p>16.54</text:p>
          </table:table-cell>
          <table:table-cell table:number-columns-repeated="16374"/>
        </table:table-row>
        <table:table-row table:style-name="ro1">
          <table:table-cell table:number-columns-repeated="4"/>
          <table:table-cell office:value-type="float" office:value="9" table:style-name="ce2">
            <text:p>9</text:p>
          </table:table-cell>
          <table:table-cell office:value-type="float" office:value="1" table:formula="of:=[.G20]^0" table:style-name="ce3">
            <text:p>1.00</text:p>
          </table:table-cell>
          <table:table-cell office:value-type="float" office:value="2.25" table:style-name="ce3">
            <text:p>2.25</text:p>
          </table:table-cell>
          <table:table-cell office:value-type="float" office:value="5.0625" table:formula="of:=[.G20]*[.G20]" table:style-name="ce3">
            <text:p>5.06</text:p>
          </table:table-cell>
          <table:table-cell office:value-type="float" office:value="-0.85719520038631503" table:formula="of:=(RAND()*2-1)*[.$G$7]" table:style-name="ce3">
            <text:p>-0.86</text:p>
          </table:table-cell>
          <table:table-cell office:value-type="float" office:value="19.830304799613685" table:formula="of:=[.$G$4]*[.F20]+[.$G$5]*[.G20]+[.$G$6]*[.H20]+[.I20]" table:style-name="ce3">
            <text:p>19.83</text:p>
          </table:table-cell>
          <table:table-cell table:number-columns-repeated="16374"/>
        </table:table-row>
        <table:table-row table:style-name="ro1">
          <table:table-cell table:number-columns-repeated="4"/>
          <table:table-cell office:value-type="float" office:value="10" table:style-name="ce2">
            <text:p>10</text:p>
          </table:table-cell>
          <table:table-cell office:value-type="float" office:value="1" table:formula="of:=[.G21]^0" table:style-name="ce3">
            <text:p>1.00</text:p>
          </table:table-cell>
          <table:table-cell office:value-type="float" office:value="2.5" table:style-name="ce3">
            <text:p>2.50</text:p>
          </table:table-cell>
          <table:table-cell office:value-type="float" office:value="6.25" table:formula="of:=[.G21]*[.G21]" table:style-name="ce3">
            <text:p>6.25</text:p>
          </table:table-cell>
          <table:table-cell office:value-type="float" office:value="9.7236897285335688E-2" table:formula="of:=(RAND()*2-1)*[.$G$7]" table:style-name="ce3">
            <text:p>0.10</text:p>
          </table:table-cell>
          <table:table-cell office:value-type="float" office:value="24.847236897285335" table:formula="of:=[.$G$4]*[.F21]+[.$G$5]*[.G21]+[.$G$6]*[.H21]+[.I21]" table:style-name="ce3">
            <text:p>24.85</text:p>
          </table:table-cell>
          <table:table-cell table:number-columns-repeated="16374"/>
        </table:table-row>
        <table:table-row table:style-name="ro1">
          <table:table-cell table:number-columns-repeated="4"/>
          <table:table-cell office:value-type="float" office:value="11" table:style-name="ce2">
            <text:p>11</text:p>
          </table:table-cell>
          <table:table-cell office:value-type="float" office:value="1" table:formula="of:=[.G22]^0" table:style-name="ce3">
            <text:p>1.00</text:p>
          </table:table-cell>
          <table:table-cell office:value-type="float" office:value="2.75" table:style-name="ce3">
            <text:p>2.75</text:p>
          </table:table-cell>
          <table:table-cell office:value-type="float" office:value="7.5625" table:formula="of:=[.G22]*[.G22]" table:style-name="ce3">
            <text:p>7.56</text:p>
          </table:table-cell>
          <table:table-cell office:value-type="float" office:value="-0.75105040177485027" table:formula="of:=(RAND()*2-1)*[.$G$7]" table:style-name="ce3">
            <text:p>-0.75</text:p>
          </table:table-cell>
          <table:table-cell office:value-type="float" office:value="28.436449598225149" table:formula="of:=[.$G$4]*[.F22]+[.$G$5]*[.G22]+[.$G$6]*[.H22]+[.I22]" table:style-name="ce3">
            <text:p>28.44</text:p>
          </table:table-cell>
          <table:table-cell table:number-columns-repeated="16374"/>
        </table:table-row>
        <table:table-row table:style-name="ro1">
          <table:table-cell table:number-columns-repeated="4"/>
          <table:table-cell office:value-type="float" office:value="12" table:style-name="ce2">
            <text:p>12</text:p>
          </table:table-cell>
          <table:table-cell office:value-type="float" office:value="1" table:formula="of:=[.G23]^0" table:style-name="ce3">
            <text:p>1.00</text:p>
          </table:table-cell>
          <table:table-cell office:value-type="float" office:value="3" table:style-name="ce3">
            <text:p>3.00</text:p>
          </table:table-cell>
          <table:table-cell office:value-type="float" office:value="9" table:formula="of:=[.G23]*[.G23]" table:style-name="ce3">
            <text:p>9.00</text:p>
          </table:table-cell>
          <table:table-cell office:value-type="float" office:value="-0.57667582404513618" table:formula="of:=(RAND()*2-1)*[.$G$7]" table:style-name="ce3">
            <text:p>-0.58</text:p>
          </table:table-cell>
          <table:table-cell office:value-type="float" office:value="33.42332417595486" table:formula="of:=[.$G$4]*[.F23]+[.$G$5]*[.G23]+[.$G$6]*[.H23]+[.I23]" table:style-name="ce3">
            <text:p>33.42</text:p>
          </table:table-cell>
          <table:table-cell table:number-columns-repeated="16374"/>
        </table:table-row>
        <table:table-row table:style-name="ro1">
          <table:table-cell table:number-columns-repeated="4"/>
          <table:table-cell office:value-type="float" office:value="13" table:style-name="ce2">
            <text:p>13</text:p>
          </table:table-cell>
          <table:table-cell office:value-type="float" office:value="1" table:formula="of:=[.G24]^0" table:style-name="ce3">
            <text:p>1.00</text:p>
          </table:table-cell>
          <table:table-cell office:value-type="float" office:value="3.25" table:style-name="ce3">
            <text:p>3.25</text:p>
          </table:table-cell>
          <table:table-cell office:value-type="float" office:value="10.5625" table:formula="of:=[.G24]*[.G24]" table:style-name="ce3">
            <text:p>10.56</text:p>
          </table:table-cell>
          <table:table-cell office:value-type="float" office:value="-0.13641576802727773" table:formula="of:=(RAND()*2-1)*[.$G$7]" table:style-name="ce3">
            <text:p>-0.14</text:p>
          </table:table-cell>
          <table:table-cell office:value-type="float" office:value="39.051084231972723" table:formula="of:=[.$G$4]*[.F24]+[.$G$5]*[.G24]+[.$G$6]*[.H24]+[.I24]" table:style-name="ce3">
            <text:p>39.05</text:p>
          </table:table-cell>
          <table:table-cell table:number-columns-repeated="16374"/>
        </table:table-row>
        <table:table-row table:style-name="ro1">
          <table:table-cell table:number-columns-repeated="4"/>
          <table:table-cell office:value-type="float" office:value="14" table:style-name="ce2">
            <text:p>14</text:p>
          </table:table-cell>
          <table:table-cell office:value-type="float" office:value="1" table:formula="of:=[.G25]^0" table:style-name="ce3">
            <text:p>1.00</text:p>
          </table:table-cell>
          <table:table-cell office:value-type="float" office:value="3.5" table:style-name="ce3">
            <text:p>3.50</text:p>
          </table:table-cell>
          <table:table-cell office:value-type="float" office:value="12.25" table:formula="of:=[.G25]*[.G25]" table:style-name="ce3">
            <text:p>12.25</text:p>
          </table:table-cell>
          <table:table-cell office:value-type="float" office:value="0.14158099991941464" table:formula="of:=(RAND()*2-1)*[.$G$7]" table:style-name="ce3">
            <text:p>0.14</text:p>
          </table:table-cell>
          <table:table-cell office:value-type="float" office:value="44.891580999919412" table:formula="of:=[.$G$4]*[.F25]+[.$G$5]*[.G25]+[.$G$6]*[.H25]+[.I25]" table:style-name="ce3">
            <text:p>44.89</text:p>
          </table:table-cell>
          <table:table-cell table:number-columns-repeated="16374"/>
        </table:table-row>
        <table:table-row table:style-name="ro1">
          <table:table-cell table:number-columns-repeated="4"/>
          <table:table-cell office:value-type="float" office:value="15" table:style-name="ce2">
            <text:p>15</text:p>
          </table:table-cell>
          <table:table-cell office:value-type="float" office:value="1" table:formula="of:=[.G26]^0" table:style-name="ce3">
            <text:p>1.00</text:p>
          </table:table-cell>
          <table:table-cell office:value-type="float" office:value="3.75" table:style-name="ce3">
            <text:p>3.75</text:p>
          </table:table-cell>
          <table:table-cell office:value-type="float" office:value="14.0625" table:formula="of:=[.G26]*[.G26]" table:style-name="ce3">
            <text:p>14.06</text:p>
          </table:table-cell>
          <table:table-cell office:value-type="float" office:value="0.17037355645763186" table:formula="of:=(RAND()*2-1)*[.$G$7]" table:style-name="ce3">
            <text:p>0.17</text:p>
          </table:table-cell>
          <table:table-cell office:value-type="float" office:value="50.857873556457633" table:formula="of:=[.$G$4]*[.F26]+[.$G$5]*[.G26]+[.$G$6]*[.H26]+[.I26]" table:style-name="ce3">
            <text:p>50.86</text:p>
          </table:table-cell>
          <table:table-cell table:number-columns-repeated="16374"/>
        </table:table-row>
        <table:table-row table:style-name="ro1">
          <table:table-cell table:number-columns-repeated="4"/>
          <table:table-cell office:value-type="float" office:value="16" table:style-name="ce2">
            <text:p>16</text:p>
          </table:table-cell>
          <table:table-cell office:value-type="float" office:value="1" table:formula="of:=[.G27]^0" table:style-name="ce3">
            <text:p>1.00</text:p>
          </table:table-cell>
          <table:table-cell office:value-type="float" office:value="4" table:style-name="ce3">
            <text:p>4.00</text:p>
          </table:table-cell>
          <table:table-cell office:value-type="float" office:value="16" table:formula="of:=[.G27]*[.G27]" table:style-name="ce3">
            <text:p>16.00</text:p>
          </table:table-cell>
          <table:table-cell office:value-type="float" office:value="-3.33434868976763E-2" table:formula="of:=(RAND()*2-1)*[.$G$7]" table:style-name="ce3">
            <text:p>-0.03</text:p>
          </table:table-cell>
          <table:table-cell office:value-type="float" office:value="56.966656513102322" table:formula="of:=[.$G$4]*[.F27]+[.$G$5]*[.G27]+[.$G$6]*[.H27]+[.I27]" table:style-name="ce3">
            <text:p>56.97</text:p>
          </table:table-cell>
          <table:table-cell table:number-columns-repeated="16374"/>
        </table:table-row>
        <table:table-row table:style-name="ro1">
          <table:table-cell table:number-columns-repeated="4"/>
          <table:table-cell office:value-type="float" office:value="17" table:style-name="ce2">
            <text:p>17</text:p>
          </table:table-cell>
          <table:table-cell office:value-type="float" office:value="1" table:formula="of:=[.G28]^0" table:style-name="ce3">
            <text:p>1.00</text:p>
          </table:table-cell>
          <table:table-cell office:value-type="float" office:value="4.25" table:style-name="ce3">
            <text:p>4.25</text:p>
          </table:table-cell>
          <table:table-cell office:value-type="float" office:value="18.0625" table:formula="of:=[.G28]*[.G28]" table:style-name="ce3">
            <text:p>18.06</text:p>
          </table:table-cell>
          <table:table-cell office:value-type="float" office:value="0.10132102916210384" table:formula="of:=(RAND()*2-1)*[.$G$7]" table:style-name="ce3">
            <text:p>0.10</text:p>
          </table:table-cell>
          <table:table-cell office:value-type="float" office:value="63.788821029162101" table:formula="of:=[.$G$4]*[.F28]+[.$G$5]*[.G28]+[.$G$6]*[.H28]+[.I28]" table:style-name="ce3">
            <text:p>63.79</text:p>
          </table:table-cell>
          <table:table-cell table:number-columns-repeated="16374"/>
        </table:table-row>
        <table:table-row table:style-name="ro1">
          <table:table-cell table:number-columns-repeated="4"/>
          <table:table-cell office:value-type="float" office:value="18" table:style-name="ce2">
            <text:p>18</text:p>
          </table:table-cell>
          <table:table-cell office:value-type="float" office:value="1" table:formula="of:=[.G29]^0" table:style-name="ce3">
            <text:p>1.00</text:p>
          </table:table-cell>
          <table:table-cell office:value-type="float" office:value="4.5" table:style-name="ce3">
            <text:p>4.50</text:p>
          </table:table-cell>
          <table:table-cell office:value-type="float" office:value="20.25" table:formula="of:=[.G29]*[.G29]" table:style-name="ce3">
            <text:p>20.25</text:p>
          </table:table-cell>
          <table:table-cell office:value-type="float" office:value="0.68158602050325445" table:formula="of:=(RAND()*2-1)*[.$G$7]" table:style-name="ce3">
            <text:p>0.68</text:p>
          </table:table-cell>
          <table:table-cell office:value-type="float" office:value="71.431586020503261" table:formula="of:=[.$G$4]*[.F29]+[.$G$5]*[.G29]+[.$G$6]*[.H29]+[.I29]" table:style-name="ce3">
            <text:p>71.43</text:p>
          </table:table-cell>
          <table:table-cell table:number-columns-repeated="16374"/>
        </table:table-row>
        <table:table-row table:style-name="ro1">
          <table:table-cell table:number-columns-repeated="4"/>
          <table:table-cell office:value-type="float" office:value="19" table:style-name="ce2">
            <text:p>19</text:p>
          </table:table-cell>
          <table:table-cell office:value-type="float" office:value="1" table:formula="of:=[.G30]^0" table:style-name="ce3">
            <text:p>1.00</text:p>
          </table:table-cell>
          <table:table-cell office:value-type="float" office:value="4.75" table:style-name="ce3">
            <text:p>4.75</text:p>
          </table:table-cell>
          <table:table-cell office:value-type="float" office:value="22.5625" table:formula="of:=[.G30]*[.G30]" table:style-name="ce3">
            <text:p>22.56</text:p>
          </table:table-cell>
          <table:table-cell office:value-type="float" office:value="0.95027739555154112" table:formula="of:=(RAND()*2-1)*[.$G$7]" table:style-name="ce3">
            <text:p>0.95</text:p>
          </table:table-cell>
          <table:table-cell office:value-type="float" office:value="79.137777395551538" table:formula="of:=[.$G$4]*[.F30]+[.$G$5]*[.G30]+[.$G$6]*[.H30]+[.I30]" table:style-name="ce3">
            <text:p>79.14</text:p>
          </table:table-cell>
          <table:table-cell table:number-columns-repeated="16374"/>
        </table:table-row>
        <table:table-row table:style-name="ro1">
          <table:table-cell table:number-columns-repeated="4"/>
          <table:table-cell office:value-type="float" office:value="20" table:style-name="ce2">
            <text:p>20</text:p>
          </table:table-cell>
          <table:table-cell office:value-type="float" office:value="1" table:formula="of:=[.G31]^0" table:style-name="ce3">
            <text:p>1.00</text:p>
          </table:table-cell>
          <table:table-cell office:value-type="float" office:value="5" table:style-name="ce3">
            <text:p>5.00</text:p>
          </table:table-cell>
          <table:table-cell office:value-type="float" office:value="25" table:formula="of:=[.G31]*[.G31]" table:style-name="ce3">
            <text:p>25.00</text:p>
          </table:table-cell>
          <table:table-cell office:value-type="float" office:value="0.28404623625366443" table:formula="of:=(RAND()*2-1)*[.$G$7]" table:style-name="ce3">
            <text:p>0.28</text:p>
          </table:table-cell>
          <table:table-cell office:value-type="float" office:value="86.284046236253658" table:formula="of:=[.$G$4]*[.F31]+[.$G$5]*[.G31]+[.$G$6]*[.H31]+[.I31]" table:style-name="ce3">
            <text:p>86.28</text:p>
          </table:table-cell>
          <table:table-cell table:number-columns-repeated="16374"/>
        </table:table-row>
        <table:table-row table:style-name="ro1">
          <table:table-cell table:number-columns-repeated="4"/>
          <table:table-cell office:value-type="float" office:value="21" table:style-name="ce2">
            <text:p>21</text:p>
          </table:table-cell>
          <table:table-cell office:value-type="float" office:value="1" table:formula="of:=[.G32]^0" table:style-name="ce3">
            <text:p>1.00</text:p>
          </table:table-cell>
          <table:table-cell office:value-type="float" office:value="6" table:style-name="ce3">
            <text:p>6.00</text:p>
          </table:table-cell>
          <table:table-cell office:value-type="float" office:value="36" table:formula="of:=[.G32]*[.G32]" table:style-name="ce3">
            <text:p>36.00</text:p>
          </table:table-cell>
          <table:table-cell office:value-type="float" office:value="-0.82477816147286465" table:formula="of:=(RAND()*2-1)*[.$G$7]" table:style-name="ce3">
            <text:p>-0.82</text:p>
          </table:table-cell>
          <table:table-cell office:value-type="float" office:value="120.17522183852714" table:formula="of:=[.$G$4]*[.F32]+[.$G$5]*[.G32]+[.$G$6]*[.H32]+[.I32]" table:style-name="ce3">
            <text:p>120.18</text:p>
          </table:table-cell>
          <table:table-cell table:number-columns-repeated="16374"/>
        </table:table-row>
        <table:table-row table:style-name="ro1">
          <table:table-cell table:number-columns-repeated="4"/>
          <table:table-cell office:value-type="float" office:value="22" table:style-name="ce2">
            <text:p>22</text:p>
          </table:table-cell>
          <table:table-cell office:value-type="float" office:value="1" table:formula="of:=[.G33]^0" table:style-name="ce3">
            <text:p>1.00</text:p>
          </table:table-cell>
          <table:table-cell office:value-type="float" office:value="7" table:style-name="ce3">
            <text:p>7.00</text:p>
          </table:table-cell>
          <table:table-cell office:value-type="float" office:value="49" table:formula="of:=[.G33]*[.G33]" table:style-name="ce3">
            <text:p>49.00</text:p>
          </table:table-cell>
          <table:table-cell office:value-type="float" office:value="-0.98964759944826852" table:formula="of:=(RAND()*2-1)*[.$G$7]" table:style-name="ce3">
            <text:p>-0.99</text:p>
          </table:table-cell>
          <table:table-cell office:value-type="float" office:value="161.01035240055174" table:formula="of:=[.$G$4]*[.F33]+[.$G$5]*[.G33]+[.$G$6]*[.H33]+[.I33]" table:style-name="ce3">
            <text:p>161.01</text:p>
          </table:table-cell>
          <table:table-cell table:style-name="ce3"/>
          <table:table-cell table:number-columns-repeated="16373" table:style-name="ce1"/>
        </table:table-row>
        <table:table-row table:style-name="ro1">
          <table:table-cell table:number-columns-repeated="4"/>
          <table:table-cell office:value-type="float" office:value="23" table:style-name="ce2">
            <text:p>23</text:p>
          </table:table-cell>
          <table:table-cell office:value-type="float" office:value="1" table:formula="of:=[.G34]^0" table:style-name="ce3">
            <text:p>1.00</text:p>
          </table:table-cell>
          <table:table-cell office:value-type="float" office:value="8" table:style-name="ce3">
            <text:p>8.00</text:p>
          </table:table-cell>
          <table:table-cell office:value-type="float" office:value="64" table:formula="of:=[.G34]*[.G34]" table:style-name="ce3">
            <text:p>64.00</text:p>
          </table:table-cell>
          <table:table-cell office:value-type="float" office:value="-6.8775432442489626E-2" table:formula="of:=(RAND()*2-1)*[.$G$7]" table:style-name="ce3">
            <text:p>-0.07</text:p>
          </table:table-cell>
          <table:table-cell office:value-type="float" office:value="208.93122456755751" table:formula="of:=[.$G$4]*[.F34]+[.$G$5]*[.G34]+[.$G$6]*[.H34]+[.I34]" table:style-name="ce3">
            <text:p>208.93</text:p>
          </table:table-cell>
          <table:table-cell table:style-name="ce3"/>
          <table:table-cell table:number-columns-repeated="16373" table:style-name="ce1"/>
        </table:table-row>
        <table:table-row table:style-name="ro1">
          <table:table-cell table:number-columns-repeated="4"/>
          <table:table-cell office:value-type="float" office:value="24" table:style-name="ce2">
            <text:p>24</text:p>
          </table:table-cell>
          <table:table-cell office:value-type="float" office:value="1" table:formula="of:=[.G35]^0" table:style-name="ce3">
            <text:p>1.00</text:p>
          </table:table-cell>
          <table:table-cell office:value-type="float" office:value="9" table:style-name="ce3">
            <text:p>9.00</text:p>
          </table:table-cell>
          <table:table-cell office:value-type="float" office:value="81" table:formula="of:=[.G35]*[.G35]" table:style-name="ce3">
            <text:p>81.00</text:p>
          </table:table-cell>
          <table:table-cell office:value-type="float" office:value="0.29763619930615826" table:formula="of:=(RAND()*2-1)*[.$G$7]" table:style-name="ce3">
            <text:p>0.30</text:p>
          </table:table-cell>
          <table:table-cell office:value-type="float" office:value="262.29763619930617" table:formula="of:=[.$G$4]*[.F35]+[.$G$5]*[.G35]+[.$G$6]*[.H35]+[.I35]" table:style-name="ce3">
            <text:p>262.30</text:p>
          </table:table-cell>
          <table:table-cell table:style-name="ce3"/>
          <table:table-cell table:number-columns-repeated="16373" table:style-name="ce1"/>
        </table:table-row>
        <table:table-row table:style-name="ro1">
          <table:table-cell table:number-columns-repeated="4"/>
          <table:table-cell office:value-type="float" office:value="25" table:style-name="ce2">
            <text:p>25</text:p>
          </table:table-cell>
          <table:table-cell office:value-type="float" office:value="1" table:formula="of:=[.G36]^0" table:style-name="ce3">
            <text:p>1.00</text:p>
          </table:table-cell>
          <table:table-cell office:value-type="float" office:value="10" table:style-name="ce3">
            <text:p>10.00</text:p>
          </table:table-cell>
          <table:table-cell office:value-type="float" office:value="100" table:formula="of:=[.G36]*[.G36]" table:style-name="ce3">
            <text:p>100.00</text:p>
          </table:table-cell>
          <table:table-cell office:value-type="float" office:value="0.68550107375100366" table:formula="of:=(RAND()*2-1)*[.$G$7]" table:style-name="ce3">
            <text:p>0.69</text:p>
          </table:table-cell>
          <table:table-cell office:value-type="float" office:value="321.68550107375103" table:formula="of:=[.$G$4]*[.F36]+[.$G$5]*[.G36]+[.$G$6]*[.H36]+[.I36]" table:style-name="ce3">
            <text:p>321.69</text:p>
          </table:table-cell>
          <table:table-cell table:style-name="ce3"/>
          <table:table-cell table:number-columns-repeated="16373" table:style-name="ce1"/>
        </table:table-row>
        <table:table-row table:style-name="ro1">
          <table:table-cell table:number-columns-repeated="4"/>
          <table:table-cell office:value-type="float" office:value="26" table:style-name="ce2">
            <text:p>26</text:p>
          </table:table-cell>
          <table:table-cell office:value-type="float" office:value="1" table:formula="of:=[.G37]^0" table:style-name="ce3">
            <text:p>1.00</text:p>
          </table:table-cell>
          <table:table-cell office:value-type="float" office:value="11" table:style-name="ce3">
            <text:p>11.00</text:p>
          </table:table-cell>
          <table:table-cell office:value-type="float" office:value="121" table:formula="of:=[.G37]*[.G37]" table:style-name="ce3">
            <text:p>121.00</text:p>
          </table:table-cell>
          <table:table-cell office:value-type="float" office:value="0.65485896786593378" table:formula="of:=(RAND()*2-1)*[.$G$7]" table:style-name="ce3">
            <text:p>0.65</text:p>
          </table:table-cell>
          <table:table-cell office:value-type="float" office:value="386.65485896786595" table:formula="of:=[.$G$4]*[.F37]+[.$G$5]*[.G37]+[.$G$6]*[.H37]+[.I37]" table:style-name="ce3">
            <text:p>386.65</text:p>
          </table:table-cell>
          <table:table-cell table:style-name="ce3"/>
          <table:table-cell table:number-columns-repeated="16373" table:style-name="ce1"/>
        </table:table-row>
        <table:table-row table:style-name="ro1">
          <table:table-cell table:number-columns-repeated="4"/>
          <table:table-cell office:value-type="float" office:value="27" table:style-name="ce2">
            <text:p>27</text:p>
          </table:table-cell>
          <table:table-cell office:value-type="float" office:value="1" table:formula="of:=[.G38]^0" table:style-name="ce3">
            <text:p>1.00</text:p>
          </table:table-cell>
          <table:table-cell office:value-type="float" office:value="12" table:style-name="ce3">
            <text:p>12.00</text:p>
          </table:table-cell>
          <table:table-cell office:value-type="float" office:value="144" table:formula="of:=[.G38]*[.G38]" table:style-name="ce3">
            <text:p>144.00</text:p>
          </table:table-cell>
          <table:table-cell office:value-type="float" office:value="-0.57501105846121758" table:formula="of:=(RAND()*2-1)*[.$G$7]" table:style-name="ce3">
            <text:p>-0.58</text:p>
          </table:table-cell>
          <table:table-cell office:value-type="float" office:value="456.4249889415388" table:formula="of:=[.$G$4]*[.F38]+[.$G$5]*[.G38]+[.$G$6]*[.H38]+[.I38]" table:style-name="ce3">
            <text:p>456.42</text:p>
          </table:table-cell>
          <table:table-cell table:style-name="ce3"/>
          <table:table-cell table:style-name="ce1"/>
          <table:table-cell office:value-type="string" table:style-name="ce1">
            <text:p>0(g(n)</text:p>
          </table:table-cell>
          <table:table-cell office:value-type="string" table:style-name="ce2">
            <text:p>=</text:p>
          </table:table-cell>
          <table:table-cell office:value-type="string" table:style-name="ce1">
            <text:p>function (f)</text:p>
          </table:table-cell>
          <table:table-cell table:number-columns-repeated="16369"/>
        </table:table-row>
        <table:table-row table:style-name="ro1">
          <table:table-cell table:number-columns-repeated="4"/>
          <table:table-cell office:value-type="float" office:value="28" table:style-name="ce2">
            <text:p>28</text:p>
          </table:table-cell>
          <table:table-cell office:value-type="float" office:value="1" table:formula="of:=[.G39]^0" table:style-name="ce3">
            <text:p>1.00</text:p>
          </table:table-cell>
          <table:table-cell office:value-type="float" office:value="13" table:style-name="ce3">
            <text:p>13.00</text:p>
          </table:table-cell>
          <table:table-cell office:value-type="float" office:value="169" table:formula="of:=[.G39]*[.G39]" table:style-name="ce3">
            <text:p>169.00</text:p>
          </table:table-cell>
          <table:table-cell office:value-type="float" office:value="-0.96740717199197546" table:formula="of:=(RAND()*2-1)*[.$G$7]" table:style-name="ce3">
            <text:p>-0.97</text:p>
          </table:table-cell>
          <table:table-cell office:value-type="float" office:value="533.03259282800798" table:formula="of:=[.$G$4]*[.F39]+[.$G$5]*[.G39]+[.$G$6]*[.H39]+[.I39]" table:style-name="ce3">
            <text:p>533.03</text:p>
          </table:table-cell>
          <table:table-cell table:style-name="ce3"/>
          <table:table-cell table:number-columns-repeated="16373" table:style-name="ce1"/>
        </table:table-row>
        <table:table-row table:style-name="ro1">
          <table:table-cell table:number-columns-repeated="4"/>
          <table:table-cell office:value-type="float" office:value="29" table:style-name="ce2">
            <text:p>29</text:p>
          </table:table-cell>
          <table:table-cell office:value-type="float" office:value="1" table:formula="of:=[.G40]^0" table:style-name="ce3">
            <text:p>1.00</text:p>
          </table:table-cell>
          <table:table-cell office:value-type="float" office:value="14" table:style-name="ce3">
            <text:p>14.00</text:p>
          </table:table-cell>
          <table:table-cell office:value-type="float" office:value="196" table:formula="of:=[.G40]*[.G40]" table:style-name="ce3">
            <text:p>196.00</text:p>
          </table:table-cell>
          <table:table-cell office:value-type="float" office:value="-0.72935241658202066" table:formula="of:=(RAND()*2-1)*[.$G$7]" table:style-name="ce3">
            <text:p>-0.73</text:p>
          </table:table-cell>
          <table:table-cell office:value-type="float" office:value="616.27064758341794" table:formula="of:=[.$G$4]*[.F40]+[.$G$5]*[.G40]+[.$G$6]*[.H40]+[.I40]" table:style-name="ce3">
            <text:p>616.27</text:p>
          </table:table-cell>
          <table:table-cell table:style-name="ce3"/>
          <table:table-cell table:number-columns-repeated="16373" table:style-name="ce1"/>
        </table:table-row>
        <table:table-row table:style-name="ro1">
          <table:table-cell table:number-columns-repeated="4"/>
          <table:table-cell office:value-type="float" office:value="30" table:style-name="ce2">
            <text:p>30</text:p>
          </table:table-cell>
          <table:table-cell office:value-type="float" office:value="1" table:formula="of:=[.G41]^0" table:style-name="ce3">
            <text:p>1.00</text:p>
          </table:table-cell>
          <table:table-cell office:value-type="float" office:value="15" table:style-name="ce3">
            <text:p>15.00</text:p>
          </table:table-cell>
          <table:table-cell office:value-type="float" office:value="225" table:formula="of:=[.G41]*[.G41]" table:style-name="ce3">
            <text:p>225.00</text:p>
          </table:table-cell>
          <table:table-cell office:value-type="float" office:value="0.52117904678197924" table:formula="of:=(RAND()*2-1)*[.$G$7]" table:style-name="ce3">
            <text:p>0.52</text:p>
          </table:table-cell>
          <table:table-cell office:value-type="float" office:value="706.52117904678198" table:formula="of:=[.$G$4]*[.F41]+[.$G$5]*[.G41]+[.$G$6]*[.H41]+[.I41]" table:style-name="ce3">
            <text:p>706.52</text:p>
          </table:table-cell>
          <table:table-cell table:style-name="ce3"/>
          <table:table-cell table:number-columns-repeated="16373" table:style-name="ce1"/>
        </table:table-row>
        <table:table-row table:style-name="ro1">
          <table:table-cell table:number-columns-repeated="4"/>
          <table:table-cell office:value-type="float" office:value="31" table:style-name="ce2">
            <text:p>31</text:p>
          </table:table-cell>
          <table:table-cell office:value-type="float" office:value="1" table:formula="of:=[.G42]^0" table:style-name="ce3">
            <text:p>1.00</text:p>
          </table:table-cell>
          <table:table-cell office:value-type="float" office:value="16" table:style-name="ce3">
            <text:p>16.00</text:p>
          </table:table-cell>
          <table:table-cell office:value-type="float" office:value="256" table:formula="of:=[.G42]*[.G42]" table:style-name="ce3">
            <text:p>256.00</text:p>
          </table:table-cell>
          <table:table-cell office:value-type="float" office:value="0.77381403059946119" table:formula="of:=(RAND()*2-1)*[.$G$7]" table:style-name="ce3">
            <text:p>0.77</text:p>
          </table:table-cell>
          <table:table-cell office:value-type="float" office:value="801.77381403059951" table:formula="of:=[.$G$4]*[.F42]+[.$G$5]*[.G42]+[.$G$6]*[.H42]+[.I42]" table:style-name="ce3">
            <text:p>801.77</text:p>
          </table:table-cell>
          <table:table-cell table:style-name="ce3"/>
          <table:table-cell table:number-columns-repeated="16373" table:style-name="ce1"/>
        </table:table-row>
        <table:table-row table:style-name="ro1">
          <table:table-cell table:number-columns-repeated="4"/>
          <table:table-cell office:value-type="float" office:value="32" table:style-name="ce2">
            <text:p>32</text:p>
          </table:table-cell>
          <table:table-cell office:value-type="float" office:value="1" table:formula="of:=[.G43]^0" table:style-name="ce3">
            <text:p>1.00</text:p>
          </table:table-cell>
          <table:table-cell office:value-type="float" office:value="17" table:style-name="ce3">
            <text:p>17.00</text:p>
          </table:table-cell>
          <table:table-cell office:value-type="float" office:value="289" table:formula="of:=[.G43]*[.G43]" table:style-name="ce3">
            <text:p>289.00</text:p>
          </table:table-cell>
          <table:table-cell office:value-type="float" office:value="-0.54008284649359029" table:formula="of:=(RAND()*2-1)*[.$G$7]" table:style-name="ce3">
            <text:p>-0.54</text:p>
          </table:table-cell>
          <table:table-cell office:value-type="float" office:value="901.45991715350635" table:formula="of:=[.$G$4]*[.F43]+[.$G$5]*[.G43]+[.$G$6]*[.H43]+[.I43]" table:style-name="ce3">
            <text:p>901.46</text:p>
          </table:table-cell>
          <table:table-cell table:style-name="ce3"/>
          <table:table-cell table:number-columns-repeated="16373" table:style-name="ce1"/>
        </table:table-row>
        <table:table-row table:style-name="ro1">
          <table:table-cell table:number-columns-repeated="4"/>
          <table:table-cell office:value-type="float" office:value="33" table:style-name="ce2">
            <text:p>33</text:p>
          </table:table-cell>
          <table:table-cell office:value-type="float" office:value="1" table:formula="of:=[.G44]^0" table:style-name="ce3">
            <text:p>1.00</text:p>
          </table:table-cell>
          <table:table-cell office:value-type="float" office:value="18" table:style-name="ce3">
            <text:p>18.00</text:p>
          </table:table-cell>
          <table:table-cell office:value-type="float" office:value="324" table:formula="of:=[.G44]*[.G44]" table:style-name="ce3">
            <text:p>324.00</text:p>
          </table:table-cell>
          <table:table-cell office:value-type="float" office:value="0.61177535835093866" table:formula="of:=(RAND()*2-1)*[.$G$7]" table:style-name="ce3">
            <text:p>0.61</text:p>
          </table:table-cell>
          <table:table-cell office:value-type="float" office:value="1009.6117753583509" table:formula="of:=[.$G$4]*[.F44]+[.$G$5]*[.G44]+[.$G$6]*[.H44]+[.I44]" table:style-name="ce3">
            <text:p>1009.61</text:p>
          </table:table-cell>
          <table:table-cell table:style-name="ce3"/>
          <table:table-cell table:number-columns-repeated="16373" table:style-name="ce1"/>
        </table:table-row>
        <table:table-row table:style-name="ro1">
          <table:table-cell table:number-columns-repeated="4"/>
          <table:table-cell office:value-type="float" office:value="34" table:style-name="ce2">
            <text:p>34</text:p>
          </table:table-cell>
          <table:table-cell office:value-type="float" office:value="1" table:formula="of:=[.G45]^0" table:style-name="ce3">
            <text:p>1.00</text:p>
          </table:table-cell>
          <table:table-cell office:value-type="float" office:value="19" table:style-name="ce3">
            <text:p>19.00</text:p>
          </table:table-cell>
          <table:table-cell office:value-type="float" office:value="361" table:formula="of:=[.G45]*[.G45]" table:style-name="ce3">
            <text:p>361.00</text:p>
          </table:table-cell>
          <table:table-cell office:value-type="float" office:value="0.84481006496221078" table:formula="of:=(RAND()*2-1)*[.$G$7]" table:style-name="ce3">
            <text:p>0.84</text:p>
          </table:table-cell>
          <table:table-cell office:value-type="float" office:value="1122.8448100649623" table:formula="of:=[.$G$4]*[.F45]+[.$G$5]*[.G45]+[.$G$6]*[.H45]+[.I45]" table:style-name="ce3">
            <text:p>1122.84</text:p>
          </table:table-cell>
          <table:table-cell table:style-name="ce3"/>
          <table:table-cell table:number-columns-repeated="16373" table:style-name="ce1"/>
        </table:table-row>
        <table:table-row table:style-name="ro1">
          <table:table-cell table:number-columns-repeated="4"/>
          <table:table-cell office:value-type="float" office:value="35" table:style-name="ce2">
            <text:p>35</text:p>
          </table:table-cell>
          <table:table-cell office:value-type="float" office:value="1" table:formula="of:=[.G46]^0" table:style-name="ce3">
            <text:p>1.00</text:p>
          </table:table-cell>
          <table:table-cell office:value-type="float" office:value="20" table:style-name="ce3">
            <text:p>20.00</text:p>
          </table:table-cell>
          <table:table-cell office:value-type="float" office:value="400" table:formula="of:=[.G46]*[.G46]" table:style-name="ce3">
            <text:p>400.00</text:p>
          </table:table-cell>
          <table:table-cell office:value-type="float" office:value="0.51124339780543582" table:formula="of:=(RAND()*2-1)*[.$G$7]" table:style-name="ce3">
            <text:p>0.51</text:p>
          </table:table-cell>
          <table:table-cell office:value-type="float" office:value="1241.5112433978054" table:formula="of:=[.$G$4]*[.F46]+[.$G$5]*[.G46]+[.$G$6]*[.H46]+[.I46]" table:style-name="ce3">
            <text:p>1241.51</text:p>
          </table:table-cell>
          <table:table-cell table:style-name="ce3"/>
          <table:table-cell table:number-columns-repeated="16373" table:style-name="ce1"/>
        </table:table-row>
        <table:table-row table:style-name="ro1">
          <table:table-cell table:number-columns-repeated="4"/>
          <table:table-cell office:value-type="float" office:value="36" table:style-name="ce2">
            <text:p>36</text:p>
          </table:table-cell>
          <table:table-cell office:value-type="float" office:value="1" table:formula="of:=[.G47]^0" table:style-name="ce3">
            <text:p>1.00</text:p>
          </table:table-cell>
          <table:table-cell office:value-type="float" office:value="21" table:style-name="ce3">
            <text:p>21.00</text:p>
          </table:table-cell>
          <table:table-cell office:value-type="float" office:value="441" table:formula="of:=[.G47]*[.G47]" table:style-name="ce3">
            <text:p>441.00</text:p>
          </table:table-cell>
          <table:table-cell office:value-type="float" office:value="0.54794172641730965" table:formula="of:=(RAND()*2-1)*[.$G$7]" table:style-name="ce3">
            <text:p>0.55</text:p>
          </table:table-cell>
          <table:table-cell office:value-type="float" office:value="1366.5479417264173" table:formula="of:=[.$G$4]*[.F47]+[.$G$5]*[.G47]+[.$G$6]*[.H47]+[.I47]" table:style-name="ce3">
            <text:p>1366.55</text:p>
          </table:table-cell>
          <table:table-cell table:style-name="ce3"/>
          <table:table-cell table:number-columns-repeated="16373" table:style-name="ce1"/>
        </table:table-row>
        <table:table-row table:style-name="ro1">
          <table:table-cell table:number-columns-repeated="4"/>
          <table:table-cell office:value-type="float" office:value="37" table:style-name="ce2">
            <text:p>37</text:p>
          </table:table-cell>
          <table:table-cell office:value-type="float" office:value="1" table:formula="of:=[.G48]^0" table:style-name="ce3">
            <text:p>1.00</text:p>
          </table:table-cell>
          <table:table-cell office:value-type="float" office:value="22" table:style-name="ce3">
            <text:p>22.00</text:p>
          </table:table-cell>
          <table:table-cell office:value-type="float" office:value="484" table:formula="of:=[.G48]*[.G48]" table:style-name="ce3">
            <text:p>484.00</text:p>
          </table:table-cell>
          <table:table-cell office:value-type="float" office:value="0.38741630447749786" table:formula="of:=(RAND()*2-1)*[.$G$7]" table:style-name="ce3">
            <text:p>0.39</text:p>
          </table:table-cell>
          <table:table-cell office:value-type="float" office:value="1497.3874163044775" table:formula="of:=[.$G$4]*[.F48]+[.$G$5]*[.G48]+[.$G$6]*[.H48]+[.I48]" table:style-name="ce3">
            <text:p>1497.39</text:p>
          </table:table-cell>
          <table:table-cell table:style-name="ce3"/>
          <table:table-cell table:number-columns-repeated="16373" table:style-name="ce1"/>
        </table:table-row>
        <table:table-row table:style-name="ro1">
          <table:table-cell table:number-columns-repeated="4"/>
          <table:table-cell office:value-type="float" office:value="38" table:style-name="ce2">
            <text:p>38</text:p>
          </table:table-cell>
          <table:table-cell office:value-type="float" office:value="1" table:formula="of:=[.G49]^0" table:style-name="ce3">
            <text:p>1.00</text:p>
          </table:table-cell>
          <table:table-cell office:value-type="float" office:value="23" table:style-name="ce3">
            <text:p>23.00</text:p>
          </table:table-cell>
          <table:table-cell office:value-type="float" office:value="529" table:formula="of:=[.G49]*[.G49]" table:style-name="ce3">
            <text:p>529.00</text:p>
          </table:table-cell>
          <table:table-cell office:value-type="float" office:value="0.94635622427605259" table:formula="of:=(RAND()*2-1)*[.$G$7]" table:style-name="ce3">
            <text:p>0.95</text:p>
          </table:table-cell>
          <table:table-cell office:value-type="float" office:value="1634.9463562242761" table:formula="of:=[.$G$4]*[.F49]+[.$G$5]*[.G49]+[.$G$6]*[.H49]+[.I49]" table:style-name="ce3">
            <text:p>1634.95</text:p>
          </table:table-cell>
          <table:table-cell table:number-columns-repeated="16374"/>
        </table:table-row>
        <table:table-row table:style-name="ro1">
          <table:table-cell table:number-columns-repeated="4"/>
          <table:table-cell office:value-type="float" office:value="39" table:style-name="ce2">
            <text:p>39</text:p>
          </table:table-cell>
          <table:table-cell office:value-type="float" office:value="1" table:formula="of:=[.G50]^0" table:style-name="ce3">
            <text:p>1.00</text:p>
          </table:table-cell>
          <table:table-cell office:value-type="float" office:value="24" table:style-name="ce3">
            <text:p>24.00</text:p>
          </table:table-cell>
          <table:table-cell office:value-type="float" office:value="576" table:formula="of:=[.G50]*[.G50]" table:style-name="ce3">
            <text:p>576.00</text:p>
          </table:table-cell>
          <table:table-cell office:value-type="float" office:value="0.86646377395533714" table:formula="of:=(RAND()*2-1)*[.$G$7]" table:style-name="ce3">
            <text:p>0.87</text:p>
          </table:table-cell>
          <table:table-cell office:value-type="float" office:value="1777.8664637739553" table:formula="of:=[.$G$4]*[.F50]+[.$G$5]*[.G50]+[.$G$6]*[.H50]+[.I50]" table:style-name="ce3">
            <text:p>1777.87</text:p>
          </table:table-cell>
          <table:table-cell table:number-columns-repeated="16374"/>
        </table:table-row>
        <table:table-row table:style-name="ro1">
          <table:table-cell table:number-columns-repeated="4"/>
          <table:table-cell office:value-type="float" office:value="40" table:style-name="ce2">
            <text:p>40</text:p>
          </table:table-cell>
          <table:table-cell office:value-type="float" office:value="1" table:formula="of:=[.G51]^0" table:style-name="ce3">
            <text:p>1.00</text:p>
          </table:table-cell>
          <table:table-cell office:value-type="float" office:value="25" table:style-name="ce3">
            <text:p>25.00</text:p>
          </table:table-cell>
          <table:table-cell office:value-type="float" office:value="625" table:formula="of:=[.G51]*[.G51]" table:style-name="ce3">
            <text:p>625.00</text:p>
          </table:table-cell>
          <table:table-cell office:value-type="float" office:value="-0.34521257947563644" table:formula="of:=(RAND()*2-1)*[.$G$7]" table:style-name="ce3">
            <text:p>-0.35</text:p>
          </table:table-cell>
          <table:table-cell office:value-type="float" office:value="1925.6547874205244" table:formula="of:=[.$G$4]*[.F51]+[.$G$5]*[.G51]+[.$G$6]*[.H51]+[.I51]" table:style-name="ce3">
            <text:p>1925.65</text:p>
          </table:table-cell>
          <table:table-cell table:number-columns-repeated="16374"/>
        </table:table-row>
        <table:table-row table:style-name="ro1">
          <table:table-cell table:number-columns-repeated="4"/>
          <table:table-cell office:value-type="float" office:value="41" table:style-name="ce2">
            <text:p>41</text:p>
          </table:table-cell>
          <table:table-cell office:value-type="float" office:value="1" table:formula="of:=[.G52]^0" table:style-name="ce3">
            <text:p>1.00</text:p>
          </table:table-cell>
          <table:table-cell office:value-type="float" office:value="26" table:style-name="ce3">
            <text:p>26.00</text:p>
          </table:table-cell>
          <table:table-cell office:value-type="float" office:value="676" table:formula="of:=[.G52]*[.G52]" table:style-name="ce3">
            <text:p>676.00</text:p>
          </table:table-cell>
          <table:table-cell office:value-type="float" office:value="8.1176961889916743E-2" table:formula="of:=(RAND()*2-1)*[.$G$7]" table:style-name="ce3">
            <text:p>0.08</text:p>
          </table:table-cell>
          <table:table-cell office:value-type="float" office:value="2081.0811769618899" table:formula="of:=[.$G$4]*[.F52]+[.$G$5]*[.G52]+[.$G$6]*[.H52]+[.I52]" table:style-name="ce3">
            <text:p>2081.08</text:p>
          </table:table-cell>
          <table:table-cell table:number-columns-repeated="16374"/>
        </table:table-row>
        <table:table-row table:style-name="ro1">
          <table:table-cell table:number-columns-repeated="4"/>
          <table:table-cell office:value-type="float" office:value="42" table:style-name="ce2">
            <text:p>42</text:p>
          </table:table-cell>
          <table:table-cell office:value-type="float" office:value="1" table:formula="of:=[.G53]^0" table:style-name="ce3">
            <text:p>1.00</text:p>
          </table:table-cell>
          <table:table-cell office:value-type="float" office:value="27" table:style-name="ce3">
            <text:p>27.00</text:p>
          </table:table-cell>
          <table:table-cell office:value-type="float" office:value="729" table:formula="of:=[.G53]*[.G53]" table:style-name="ce3">
            <text:p>729.00</text:p>
          </table:table-cell>
          <table:table-cell office:value-type="float" office:value="0.24583851028184678" table:formula="of:=(RAND()*2-1)*[.$G$7]" table:style-name="ce3">
            <text:p>0.25</text:p>
          </table:table-cell>
          <table:table-cell office:value-type="float" office:value="2242.2458385102818" table:formula="of:=[.$G$4]*[.F53]+[.$G$5]*[.G53]+[.$G$6]*[.H53]+[.I53]" table:style-name="ce3">
            <text:p>2242.25</text:p>
          </table:table-cell>
          <table:table-cell table:number-columns-repeated="16374"/>
        </table:table-row>
        <table:table-row table:style-name="ro1">
          <table:table-cell table:number-columns-repeated="4"/>
          <table:table-cell office:value-type="float" office:value="43" table:style-name="ce2">
            <text:p>43</text:p>
          </table:table-cell>
          <table:table-cell office:value-type="float" office:value="1" table:formula="of:=[.G54]^0" table:style-name="ce3">
            <text:p>1.00</text:p>
          </table:table-cell>
          <table:table-cell office:value-type="float" office:value="28" table:style-name="ce3">
            <text:p>28.00</text:p>
          </table:table-cell>
          <table:table-cell office:value-type="float" office:value="784" table:formula="of:=[.G54]*[.G54]" table:style-name="ce3">
            <text:p>784.00</text:p>
          </table:table-cell>
          <table:table-cell office:value-type="float" office:value="-0.7174305630832567" table:formula="of:=(RAND()*2-1)*[.$G$7]" table:style-name="ce3">
            <text:p>-0.72</text:p>
          </table:table-cell>
          <table:table-cell office:value-type="float" office:value="2408.2825694369167" table:formula="of:=[.$G$4]*[.F54]+[.$G$5]*[.G54]+[.$G$6]*[.H54]+[.I54]" table:style-name="ce3">
            <text:p>2408.28</text:p>
          </table:table-cell>
          <table:table-cell table:number-columns-repeated="16374"/>
        </table:table-row>
        <table:table-row table:style-name="ro1">
          <table:table-cell table:number-columns-repeated="4"/>
          <table:table-cell office:value-type="float" office:value="44" table:style-name="ce2">
            <text:p>44</text:p>
          </table:table-cell>
          <table:table-cell office:value-type="float" office:value="1" table:formula="of:=[.G55]^0" table:style-name="ce3">
            <text:p>1.00</text:p>
          </table:table-cell>
          <table:table-cell office:value-type="float" office:value="29" table:style-name="ce3">
            <text:p>29.00</text:p>
          </table:table-cell>
          <table:table-cell office:value-type="float" office:value="841" table:formula="of:=[.G55]*[.G55]" table:style-name="ce3">
            <text:p>841.00</text:p>
          </table:table-cell>
          <table:table-cell office:value-type="float" office:value="-0.13703740970118305" table:formula="of:=(RAND()*2-1)*[.$G$7]" table:style-name="ce3">
            <text:p>-0.14</text:p>
          </table:table-cell>
          <table:table-cell office:value-type="float" office:value="2581.8629625902986" table:formula="of:=[.$G$4]*[.F55]+[.$G$5]*[.G55]+[.$G$6]*[.H55]+[.I55]" table:style-name="ce3">
            <text:p>2581.86</text:p>
          </table:table-cell>
          <table:table-cell table:number-columns-repeated="16374"/>
        </table:table-row>
        <table:table-row table:style-name="ro1">
          <table:table-cell table:number-columns-repeated="4"/>
          <table:table-cell office:value-type="float" office:value="45" table:style-name="ce2">
            <text:p>45</text:p>
          </table:table-cell>
          <table:table-cell office:value-type="float" office:value="1" table:formula="of:=[.G56]^0" table:style-name="ce3">
            <text:p>1.00</text:p>
          </table:table-cell>
          <table:table-cell office:value-type="float" office:value="30" table:style-name="ce3">
            <text:p>30.00</text:p>
          </table:table-cell>
          <table:table-cell office:value-type="float" office:value="900" table:formula="of:=[.G56]*[.G56]" table:style-name="ce3">
            <text:p>900.00</text:p>
          </table:table-cell>
          <table:table-cell office:value-type="float" office:value="-0.48653983950757085" table:formula="of:=(RAND()*2-1)*[.$G$7]" table:style-name="ce3">
            <text:p>-0.49</text:p>
          </table:table-cell>
          <table:table-cell office:value-type="float" office:value="2760.5134601604923" table:formula="of:=[.$G$4]*[.F56]+[.$G$5]*[.G56]+[.$G$6]*[.H56]+[.I56]" table:style-name="ce3">
            <text:p>2760.51</text:p>
          </table:table-cell>
          <table:table-cell table:number-columns-repeated="16374"/>
        </table:table-row>
        <table:table-row table:style-name="ro1">
          <table:table-cell table:number-columns-repeated="4"/>
          <table:table-cell office:value-type="float" office:value="46" table:style-name="ce2">
            <text:p>46</text:p>
          </table:table-cell>
          <table:table-cell office:value-type="float" office:value="1" table:formula="of:=[.G57]^0" table:style-name="ce3">
            <text:p>1.00</text:p>
          </table:table-cell>
          <table:table-cell office:value-type="float" office:value="31" table:style-name="ce3">
            <text:p>31.00</text:p>
          </table:table-cell>
          <table:table-cell office:value-type="float" office:value="961" table:formula="of:=[.G57]*[.G57]" table:style-name="ce3">
            <text:p>961.00</text:p>
          </table:table-cell>
          <table:table-cell office:value-type="float" office:value="-0.39632151757070777" table:formula="of:=(RAND()*2-1)*[.$G$7]" table:style-name="ce3">
            <text:p>-0.40</text:p>
          </table:table-cell>
          <table:table-cell office:value-type="float" office:value="2945.6036784824291" table:formula="of:=[.$G$4]*[.F57]+[.$G$5]*[.G57]+[.$G$6]*[.H57]+[.I57]" table:style-name="ce3">
            <text:p>2945.60</text:p>
          </table:table-cell>
          <table:table-cell table:number-columns-repeated="16374"/>
        </table:table-row>
        <table:table-row table:style-name="ro1">
          <table:table-cell table:number-columns-repeated="4"/>
          <table:table-cell office:value-type="float" office:value="47" table:style-name="ce2">
            <text:p>47</text:p>
          </table:table-cell>
          <table:table-cell office:value-type="float" office:value="1" table:formula="of:=[.G58]^0" table:style-name="ce3">
            <text:p>1.00</text:p>
          </table:table-cell>
          <table:table-cell office:value-type="float" office:value="32" table:style-name="ce3">
            <text:p>32.00</text:p>
          </table:table-cell>
          <table:table-cell office:value-type="float" office:value="1024" table:formula="of:=[.G58]*[.G58]" table:style-name="ce3">
            <text:p>1024.00</text:p>
          </table:table-cell>
          <table:table-cell office:value-type="float" office:value="0.17302624530259592" table:formula="of:=(RAND()*2-1)*[.$G$7]" table:style-name="ce3">
            <text:p>0.17</text:p>
          </table:table-cell>
          <table:table-cell office:value-type="float" office:value="3137.1730262453025" table:formula="of:=[.$G$4]*[.F58]+[.$G$5]*[.G58]+[.$G$6]*[.H58]+[.I58]" table:style-name="ce3">
            <text:p>3137.17</text:p>
          </table:table-cell>
          <table:table-cell table:number-columns-repeated="16374"/>
        </table:table-row>
        <table:table-row table:style-name="ro1">
          <table:table-cell table:number-columns-repeated="4"/>
          <table:table-cell office:value-type="float" office:value="48" table:style-name="ce2">
            <text:p>48</text:p>
          </table:table-cell>
          <table:table-cell office:value-type="float" office:value="1" table:formula="of:=[.G59]^0" table:style-name="ce3">
            <text:p>1.00</text:p>
          </table:table-cell>
          <table:table-cell office:value-type="float" office:value="33" table:style-name="ce3">
            <text:p>33.00</text:p>
          </table:table-cell>
          <table:table-cell office:value-type="float" office:value="1089" table:formula="of:=[.G59]*[.G59]" table:style-name="ce3">
            <text:p>1089.00</text:p>
          </table:table-cell>
          <table:table-cell office:value-type="float" office:value="-0.49375803953673891" table:formula="of:=(RAND()*2-1)*[.$G$7]" table:style-name="ce3">
            <text:p>-0.49</text:p>
          </table:table-cell>
          <table:table-cell office:value-type="float" office:value="3333.5062419604633" table:formula="of:=[.$G$4]*[.F59]+[.$G$5]*[.G59]+[.$G$6]*[.H59]+[.I59]" table:style-name="ce3">
            <text:p>3333.51</text:p>
          </table:table-cell>
          <table:table-cell table:number-columns-repeated="16374"/>
        </table:table-row>
        <table:table-row table:style-name="ro1">
          <table:table-cell table:number-columns-repeated="4"/>
          <table:table-cell office:value-type="float" office:value="49" table:style-name="ce2">
            <text:p>49</text:p>
          </table:table-cell>
          <table:table-cell office:value-type="float" office:value="1" table:formula="of:=[.G60]^0" table:style-name="ce3">
            <text:p>1.00</text:p>
          </table:table-cell>
          <table:table-cell office:value-type="float" office:value="34" table:style-name="ce3">
            <text:p>34.00</text:p>
          </table:table-cell>
          <table:table-cell office:value-type="float" office:value="1156" table:formula="of:=[.G60]*[.G60]" table:style-name="ce3">
            <text:p>1156.00</text:p>
          </table:table-cell>
          <table:table-cell office:value-type="float" office:value="0.94423545525287245" table:formula="of:=(RAND()*2-1)*[.$G$7]" table:style-name="ce3">
            <text:p>0.94</text:p>
          </table:table-cell>
          <table:table-cell office:value-type="float" office:value="3537.944235455253" table:formula="of:=[.$G$4]*[.F60]+[.$G$5]*[.G60]+[.$G$6]*[.H60]+[.I60]" table:style-name="ce3">
            <text:p>3537.94</text:p>
          </table:table-cell>
          <table:table-cell table:number-columns-repeated="16374"/>
        </table:table-row>
        <table:table-row table:style-name="ro1">
          <table:table-cell table:number-columns-repeated="4"/>
          <table:table-cell office:value-type="float" office:value="50" table:style-name="ce2">
            <text:p>50</text:p>
          </table:table-cell>
          <table:table-cell office:value-type="float" office:value="1" table:formula="of:=[.G61]^0" table:style-name="ce3">
            <text:p>1.00</text:p>
          </table:table-cell>
          <table:table-cell office:value-type="float" office:value="35" table:style-name="ce3">
            <text:p>35.00</text:p>
          </table:table-cell>
          <table:table-cell office:value-type="float" office:value="1225" table:formula="of:=[.G61]*[.G61]" table:style-name="ce3">
            <text:p>1225.00</text:p>
          </table:table-cell>
          <table:table-cell office:value-type="float" office:value="-0.47389977897767643" table:formula="of:=(RAND()*2-1)*[.$G$7]" table:style-name="ce3">
            <text:p>-0.47</text:p>
          </table:table-cell>
          <table:table-cell office:value-type="float" office:value="3745.5261002210223" table:formula="of:=[.$G$4]*[.F61]+[.$G$5]*[.G61]+[.$G$6]*[.H61]+[.I61]" table:style-name="ce3">
            <text:p>3745.53</text:p>
          </table:table-cell>
          <table:table-cell table:number-columns-repeated="16374"/>
        </table:table-row>
        <table:table-row table:number-rows-repeated="1048515" table:style-name="ro2">
          <table:table-cell table:number-columns-repeated="16384"/>
        </table:table-row>
      </table:table>
      <table:table table:name="NLogN" table:style-name="ta1">
        <table:table-column table:style-name="co1" table:number-columns-repeated="4" table:default-cell-style-name="ce1"/>
        <table:table-column table:style-name="co1" table:default-cell-style-name="ce2"/>
        <table:table-column table:style-name="co1" table:number-columns-repeated="7" table:default-cell-style-name="ce3"/>
        <table:table-column table:style-name="co2" table:number-columns-repeated="16372" table:default-cell-style-name="ce1"/>
        <table:table-row table:style-name="ro1">
          <table:table-cell table:number-columns-repeated="4"/>
          <table:table-cell table:style-name="ce2"/>
          <table:table-cell table:number-columns-repeated="7" table:style-name="ce3"/>
          <table:table-cell table:number-columns-repeated="16372"/>
        </table:table-row>
        <table:table-row table:style-name="ro1">
          <table:table-cell table:number-columns-repeated="4"/>
          <table:table-cell table:style-name="ce2"/>
          <table:table-cell table:style-name="ce3"/>
          <table:table-cell office:value-type="string" table:style-name="ce4">
            <text:p>f(r) = C0*R0+C1*Log(R1)+C2*R1*Log(R1)</text:p>
          </table:table-cell>
          <table:table-cell table:number-columns-repeated="5" table:style-name="ce3"/>
          <table:table-cell table:number-columns-repeated="16372"/>
        </table:table-row>
        <table:table-row table:style-name="ro1">
          <table:table-cell table:number-columns-repeated="4"/>
          <table:table-cell table:style-name="ce2"/>
          <table:table-cell table:number-columns-repeated="7" table:style-name="ce3"/>
          <table:table-cell table:number-columns-repeated="16372"/>
        </table:table-row>
        <table:table-row table:style-name="ro1">
          <table:table-cell table:number-columns-repeated="4"/>
          <table:table-cell table:style-name="ce2"/>
          <table:table-cell table:style-name="ce3"/>
          <table:table-cell office:value-type="float" office:value="1" table:style-name="ce3">
            <text:p>1.00</text:p>
          </table:table-cell>
          <table:table-cell office:value-type="string" table:style-name="ce3">
            <text:p><text:s/>= C0</text:p>
          </table:table-cell>
          <table:table-cell table:number-columns-repeated="4" table:style-name="ce3"/>
          <table:table-cell table:number-columns-repeated="16372"/>
        </table:table-row>
        <table:table-row table:style-name="ro1">
          <table:table-cell table:number-columns-repeated="4"/>
          <table:table-cell table:style-name="ce2"/>
          <table:table-cell table:style-name="ce3"/>
          <table:table-cell office:value-type="float" office:value="2" table:style-name="ce3">
            <text:p>2.00</text:p>
          </table:table-cell>
          <table:table-cell office:value-type="string" table:style-name="ce3">
            <text:p><text:s/>= C1</text:p>
          </table:table-cell>
          <table:table-cell table:number-columns-repeated="4" table:style-name="ce3"/>
          <table:table-cell table:number-columns-repeated="16372"/>
        </table:table-row>
        <table:table-row table:style-name="ro1">
          <table:table-cell table:number-columns-repeated="4"/>
          <table:table-cell table:style-name="ce5"/>
          <table:table-cell table:style-name="ce3"/>
          <table:table-cell office:value-type="float" office:value="3" table:style-name="ce3">
            <text:p>3.00</text:p>
          </table:table-cell>
          <table:table-cell office:value-type="string" table:style-name="ce3">
            <text:p><text:s/>= C2</text:p>
          </table:table-cell>
          <table:table-cell table:number-columns-repeated="4" table:style-name="ce3"/>
          <table:table-cell table:number-columns-repeated="16372"/>
        </table:table-row>
        <table:table-row table:style-name="ro1">
          <table:table-cell table:number-columns-repeated="4"/>
          <table:table-cell table:style-name="ce2"/>
          <table:table-cell table:style-name="ce3"/>
          <table:table-cell office:value-type="float" office:value="1" table:style-name="ce3">
            <text:p>1.00</text:p>
          </table:table-cell>
          <table:table-cell office:value-type="string" table:style-name="ce4">
            <text:p><text:s/>= Noise Magnitude</text:p>
          </table:table-cell>
          <table:table-cell table:style-name="ce4"/>
          <table:table-cell table:number-columns-repeated="3" table:style-name="ce3"/>
          <table:table-cell table:number-columns-repeated="16372"/>
        </table:table-row>
        <table:table-row table:style-name="ro1">
          <table:table-cell table:number-columns-repeated="4"/>
          <table:table-cell table:style-name="ce2"/>
          <table:table-cell table:number-columns-repeated="2" table:style-name="ce3"/>
          <table:table-cell table:number-columns-repeated="2" table:style-name="ce4"/>
          <table:table-cell table:number-columns-repeated="3" table:style-name="ce3"/>
          <table:table-cell table:number-columns-repeated="16372"/>
        </table:table-row>
        <table:table-row table:style-name="ro1">
          <table:table-cell table:number-columns-repeated="4"/>
          <table:table-cell table:style-name="ce2"/>
          <table:table-cell table:number-columns-repeated="7" table:style-name="ce3"/>
          <table:table-cell table:number-columns-repeated="16372"/>
        </table:table-row>
        <table:table-row table:style-name="ro1">
          <table:table-cell table:number-columns-repeated="4"/>
          <table:table-cell table:style-name="ce2"/>
          <table:table-cell office:value-type="string" table:style-name="ce3">
            <text:p>r0</text:p>
          </table:table-cell>
          <table:table-cell office:value-type="string" table:style-name="ce3">
            <text:p>r1</text:p>
          </table:table-cell>
          <table:table-cell office:value-type="string" table:style-name="ce3">
            <text:p>Log(R1)</text:p>
          </table:table-cell>
          <table:table-cell office:value-type="string" table:style-name="ce3">
            <text:p>R1*Log(R1)</text:p>
          </table:table-cell>
          <table:table-cell table:style-name="ce3"/>
          <table:table-cell office:value-type="string" table:style-name="ce3">
            <text:p>f</text:p>
          </table:table-cell>
          <table:table-cell table:number-columns-repeated="16373"/>
        </table:table-row>
        <table:table-row table:style-name="ro1">
          <table:table-cell table:number-columns-repeated="4"/>
          <table:table-cell office:value-type="string" table:style-name="ce2">
            <text:p>N</text:p>
          </table:table-cell>
          <table:table-cell office:value-type="string" table:style-name="ce3">
            <text:p>N^0</text:p>
          </table:table-cell>
          <table:table-cell office:value-type="string" table:style-name="ce3">
            <text:p>N</text:p>
          </table:table-cell>
          <table:table-cell office:value-type="string" table:style-name="ce3">
            <text:p>log(N)</text:p>
          </table:table-cell>
          <table:table-cell office:value-type="string" table:style-name="ce3">
            <text:p>Nlog(N)</text:p>
          </table:table-cell>
          <table:table-cell office:value-type="string" table:style-name="ce3">
            <text:p>Noise</text:p>
          </table:table-cell>
          <table:table-cell office:value-type="string" table:style-name="ce3">
            <text:p>Function</text:p>
          </table:table-cell>
          <table:table-cell table:style-name="ce3">
            <draw:frame draw:z-index="1" draw:id="id1" draw:style-name="a1" draw:name="Chart 1" svg:x="0.87917in" svg:y="0.00833in" svg:width="6.62083in" svg:height="4.99167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1" table:style-name="ce2">
            <text:p>1</text:p>
          </table:table-cell>
          <table:table-cell office:value-type="float" office:value="1" table:formula="of:=[.G12]^0" table:style-name="ce3">
            <text:p>1.00</text:p>
          </table:table-cell>
          <table:table-cell office:value-type="float" office:value="0.25" table:style-name="ce3">
            <text:p>0.25</text:p>
          </table:table-cell>
          <table:table-cell office:value-type="float" office:value="-0.6020599913279624" table:formula="of:=LOG([.G12])" table:style-name="ce3">
            <text:p>-0.60</text:p>
          </table:table-cell>
          <table:table-cell office:value-type="float" office:value="-0.1505149978319906" table:formula="of:=[.G12]*[.H12]" table:style-name="ce3">
            <text:p>-0.15</text:p>
          </table:table-cell>
          <table:table-cell office:value-type="float" office:value="0.61796176159839811" table:formula="of:=(RAND()*2-1)*[.$G$7]" table:style-name="ce3">
            <text:p>0.62</text:p>
          </table:table-cell>
          <table:table-cell office:value-type="float" office:value="-3.7703214553498454E-2" table:formula="of:=[.$G$4]*[.F12]+[.$G$5]*[.H12]+[.$G$6]*[.I12]+[.J12]" table:style-name="ce3">
            <text:p>-0.04</text:p>
          </table:table-cell>
          <table:table-cell table:number-columns-repeated="16373"/>
        </table:table-row>
        <table:table-row table:style-name="ro1">
          <table:table-cell table:number-columns-repeated="4"/>
          <table:table-cell office:value-type="float" office:value="2" table:style-name="ce2">
            <text:p>2</text:p>
          </table:table-cell>
          <table:table-cell office:value-type="float" office:value="1" table:formula="of:=[.G13]^0" table:style-name="ce3">
            <text:p>1.00</text:p>
          </table:table-cell>
          <table:table-cell office:value-type="float" office:value="0.5" table:style-name="ce3">
            <text:p>0.50</text:p>
          </table:table-cell>
          <table:table-cell office:value-type="float" office:value="-0.3010299956639812" table:formula="of:=LOG([.G13])" table:style-name="ce3">
            <text:p>-0.30</text:p>
          </table:table-cell>
          <table:table-cell office:value-type="float" office:value="-0.1505149978319906" table:formula="of:=[.G13]*[.H13]" table:style-name="ce3">
            <text:p>-0.15</text:p>
          </table:table-cell>
          <table:table-cell office:value-type="float" office:value="-0.61220628524757514" table:formula="of:=(RAND()*2-1)*[.$G$7]" table:style-name="ce3">
            <text:p>-0.61</text:p>
          </table:table-cell>
          <table:table-cell office:value-type="float" office:value="-0.66581127007150931" table:formula="of:=[.$G$4]*[.F13]+[.$G$5]*[.H13]+[.$G$6]*[.I13]+[.J13]" table:style-name="ce3">
            <text:p>-0.67</text:p>
          </table:table-cell>
          <table:table-cell table:number-columns-repeated="16373"/>
        </table:table-row>
        <table:table-row table:style-name="ro1">
          <table:table-cell table:number-columns-repeated="4"/>
          <table:table-cell office:value-type="float" office:value="3" table:style-name="ce2">
            <text:p>3</text:p>
          </table:table-cell>
          <table:table-cell office:value-type="float" office:value="1" table:formula="of:=[.G14]^0" table:style-name="ce3">
            <text:p>1.00</text:p>
          </table:table-cell>
          <table:table-cell office:value-type="float" office:value="0.75" table:style-name="ce3">
            <text:p>0.75</text:p>
          </table:table-cell>
          <table:table-cell office:value-type="float" office:value="-0.12493873660829995" table:formula="of:=LOG([.G14])" table:style-name="ce3">
            <text:p>-0.12</text:p>
          </table:table-cell>
          <table:table-cell office:value-type="float" office:value="-9.3704052456224957E-2" table:formula="of:=[.G14]*[.H14]" table:style-name="ce3">
            <text:p>-0.09</text:p>
          </table:table-cell>
          <table:table-cell office:value-type="float" office:value="-0.76922231646671468" table:formula="of:=(RAND()*2-1)*[.$G$7]" table:style-name="ce3">
            <text:p>-0.77</text:p>
          </table:table-cell>
          <table:table-cell office:value-type="float" office:value="-0.3002119470519895" table:formula="of:=[.$G$4]*[.F14]+[.$G$5]*[.H14]+[.$G$6]*[.I14]+[.J14]" table:style-name="ce3">
            <text:p>-0.30</text:p>
          </table:table-cell>
          <table:table-cell table:number-columns-repeated="16373"/>
        </table:table-row>
        <table:table-row table:style-name="ro1">
          <table:table-cell table:number-columns-repeated="4"/>
          <table:table-cell office:value-type="float" office:value="4" table:style-name="ce2">
            <text:p>4</text:p>
          </table:table-cell>
          <table:table-cell office:value-type="float" office:value="1" table:formula="of:=[.G15]^0" table:style-name="ce3">
            <text:p>1.00</text:p>
          </table:table-cell>
          <table:table-cell office:value-type="float" office:value="1" table:style-name="ce3">
            <text:p>1.00</text:p>
          </table:table-cell>
          <table:table-cell office:value-type="float" office:value="0" table:formula="of:=LOG([.G15])" table:style-name="ce3">
            <text:p>0.00</text:p>
          </table:table-cell>
          <table:table-cell office:value-type="float" office:value="0" table:formula="of:=[.G15]*[.H15]" table:style-name="ce3">
            <text:p>0.00</text:p>
          </table:table-cell>
          <table:table-cell office:value-type="float" office:value="-0.61845284867208639" table:formula="of:=(RAND()*2-1)*[.$G$7]" table:style-name="ce3">
            <text:p>-0.62</text:p>
          </table:table-cell>
          <table:table-cell office:value-type="float" office:value="0.38154715132791361" table:formula="of:=[.$G$4]*[.F15]+[.$G$5]*[.H15]+[.$G$6]*[.I15]+[.J15]" table:style-name="ce3">
            <text:p>0.38</text:p>
          </table:table-cell>
          <table:table-cell table:number-columns-repeated="16373"/>
        </table:table-row>
        <table:table-row table:style-name="ro1">
          <table:table-cell table:number-columns-repeated="4"/>
          <table:table-cell office:value-type="float" office:value="5" table:style-name="ce2">
            <text:p>5</text:p>
          </table:table-cell>
          <table:table-cell office:value-type="float" office:value="1" table:formula="of:=[.G16]^0" table:style-name="ce3">
            <text:p>1.00</text:p>
          </table:table-cell>
          <table:table-cell office:value-type="float" office:value="1.25" table:style-name="ce3">
            <text:p>1.25</text:p>
          </table:table-cell>
          <table:table-cell office:value-type="float" office:value="9.691001300805642E-2" table:formula="of:=LOG([.G16])" table:style-name="ce3">
            <text:p>0.10</text:p>
          </table:table-cell>
          <table:table-cell office:value-type="float" office:value="0.12113751626007052" table:formula="of:=[.G16]*[.H16]" table:style-name="ce3">
            <text:p>0.12</text:p>
          </table:table-cell>
          <table:table-cell office:value-type="float" office:value="0.41989944240148525" table:formula="of:=(RAND()*2-1)*[.$G$7]" table:style-name="ce3">
            <text:p>0.42</text:p>
          </table:table-cell>
          <table:table-cell office:value-type="float" office:value="1.9771320171978097" table:formula="of:=[.$G$4]*[.F16]+[.$G$5]*[.H16]+[.$G$6]*[.I16]+[.J16]" table:style-name="ce3">
            <text:p>1.98</text:p>
          </table:table-cell>
          <table:table-cell table:number-columns-repeated="16373"/>
        </table:table-row>
        <table:table-row table:style-name="ro1">
          <table:table-cell table:number-columns-repeated="4"/>
          <table:table-cell office:value-type="float" office:value="6" table:style-name="ce2">
            <text:p>6</text:p>
          </table:table-cell>
          <table:table-cell office:value-type="float" office:value="1" table:formula="of:=[.G17]^0" table:style-name="ce3">
            <text:p>1.00</text:p>
          </table:table-cell>
          <table:table-cell office:value-type="float" office:value="1.5" table:style-name="ce3">
            <text:p>1.50</text:p>
          </table:table-cell>
          <table:table-cell office:value-type="float" office:value="0.17609125905568124" table:formula="of:=LOG([.G17])" table:style-name="ce3">
            <text:p>0.18</text:p>
          </table:table-cell>
          <table:table-cell office:value-type="float" office:value="0.26413688858352186" table:formula="of:=[.G17]*[.H17]" table:style-name="ce3">
            <text:p>0.26</text:p>
          </table:table-cell>
          <table:table-cell office:value-type="float" office:value="-0.43129289457616005" table:formula="of:=(RAND()*2-1)*[.$G$7]" table:style-name="ce3">
            <text:p>-0.43</text:p>
          </table:table-cell>
          <table:table-cell office:value-type="float" office:value="1.7133002892857678" table:formula="of:=[.$G$4]*[.F17]+[.$G$5]*[.H17]+[.$G$6]*[.I17]+[.J17]" table:style-name="ce3">
            <text:p>1.71</text:p>
          </table:table-cell>
          <table:table-cell table:number-columns-repeated="16373"/>
        </table:table-row>
        <table:table-row table:style-name="ro1">
          <table:table-cell table:number-columns-repeated="4"/>
          <table:table-cell office:value-type="float" office:value="7" table:style-name="ce2">
            <text:p>7</text:p>
          </table:table-cell>
          <table:table-cell office:value-type="float" office:value="1" table:formula="of:=[.G18]^0" table:style-name="ce3">
            <text:p>1.00</text:p>
          </table:table-cell>
          <table:table-cell office:value-type="float" office:value="1.75" table:style-name="ce3">
            <text:p>1.75</text:p>
          </table:table-cell>
          <table:table-cell office:value-type="float" office:value="0.24303804868629444" table:formula="of:=LOG([.G18])" table:style-name="ce3">
            <text:p>0.24</text:p>
          </table:table-cell>
          <table:table-cell office:value-type="float" office:value="0.42531658520101528" table:formula="of:=[.G18]*[.H18]" table:style-name="ce3">
            <text:p>0.43</text:p>
          </table:table-cell>
          <table:table-cell office:value-type="float" office:value="-0.74422674823119594" table:formula="of:=(RAND()*2-1)*[.$G$7]" table:style-name="ce3">
            <text:p>-0.74</text:p>
          </table:table-cell>
          <table:table-cell office:value-type="float" office:value="2.0177991047444386" table:formula="of:=[.$G$4]*[.F18]+[.$G$5]*[.H18]+[.$G$6]*[.I18]+[.J18]" table:style-name="ce3">
            <text:p>2.02</text:p>
          </table:table-cell>
          <table:table-cell table:number-columns-repeated="16373"/>
        </table:table-row>
        <table:table-row table:style-name="ro1">
          <table:table-cell table:number-columns-repeated="4"/>
          <table:table-cell office:value-type="float" office:value="8" table:style-name="ce2">
            <text:p>8</text:p>
          </table:table-cell>
          <table:table-cell office:value-type="float" office:value="1" table:formula="of:=[.G19]^0" table:style-name="ce3">
            <text:p>1.00</text:p>
          </table:table-cell>
          <table:table-cell office:value-type="float" office:value="2" table:style-name="ce3">
            <text:p>2.00</text:p>
          </table:table-cell>
          <table:table-cell office:value-type="float" office:value="0.3010299956639812" table:formula="of:=LOG([.G19])" table:style-name="ce3">
            <text:p>0.30</text:p>
          </table:table-cell>
          <table:table-cell office:value-type="float" office:value="0.6020599913279624" table:formula="of:=[.G19]*[.H19]" table:style-name="ce3">
            <text:p>0.60</text:p>
          </table:table-cell>
          <table:table-cell office:value-type="float" office:value="-0.99385008934459096" table:formula="of:=(RAND()*2-1)*[.$G$7]" table:style-name="ce3">
            <text:p>-0.99</text:p>
          </table:table-cell>
          <table:table-cell office:value-type="float" office:value="2.4143898759672586" table:formula="of:=[.$G$4]*[.F19]+[.$G$5]*[.H19]+[.$G$6]*[.I19]+[.J19]" table:style-name="ce3">
            <text:p>2.41</text:p>
          </table:table-cell>
          <table:table-cell table:number-columns-repeated="16373"/>
        </table:table-row>
        <table:table-row table:style-name="ro1">
          <table:table-cell table:number-columns-repeated="4"/>
          <table:table-cell office:value-type="float" office:value="9" table:style-name="ce2">
            <text:p>9</text:p>
          </table:table-cell>
          <table:table-cell office:value-type="float" office:value="1" table:formula="of:=[.G20]^0" table:style-name="ce3">
            <text:p>1.00</text:p>
          </table:table-cell>
          <table:table-cell office:value-type="float" office:value="2.25" table:style-name="ce3">
            <text:p>2.25</text:p>
          </table:table-cell>
          <table:table-cell office:value-type="float" office:value="0.35218251811136247" table:formula="of:=LOG([.G20])" table:style-name="ce3">
            <text:p>0.35</text:p>
          </table:table-cell>
          <table:table-cell office:value-type="float" office:value="0.79241066575056562" table:formula="of:=[.G20]*[.H20]" table:style-name="ce3">
            <text:p>0.79</text:p>
          </table:table-cell>
          <table:table-cell office:value-type="float" office:value="0.74514162607208068" table:formula="of:=(RAND()*2-1)*[.$G$7]" table:style-name="ce3">
            <text:p>0.75</text:p>
          </table:table-cell>
          <table:table-cell office:value-type="float" office:value="4.8267386595465025" table:formula="of:=[.$G$4]*[.F20]+[.$G$5]*[.H20]+[.$G$6]*[.I20]+[.J20]" table:style-name="ce3">
            <text:p>4.83</text:p>
          </table:table-cell>
          <table:table-cell table:number-columns-repeated="16373"/>
        </table:table-row>
        <table:table-row table:style-name="ro1">
          <table:table-cell table:number-columns-repeated="4"/>
          <table:table-cell office:value-type="float" office:value="10" table:style-name="ce2">
            <text:p>10</text:p>
          </table:table-cell>
          <table:table-cell office:value-type="float" office:value="1" table:formula="of:=[.G21]^0" table:style-name="ce3">
            <text:p>1.00</text:p>
          </table:table-cell>
          <table:table-cell office:value-type="float" office:value="2.5" table:style-name="ce3">
            <text:p>2.50</text:p>
          </table:table-cell>
          <table:table-cell office:value-type="float" office:value="0.3979400086720376" table:formula="of:=LOG([.G21])" table:style-name="ce3">
            <text:p>0.40</text:p>
          </table:table-cell>
          <table:table-cell office:value-type="float" office:value="0.99485002168009395" table:formula="of:=[.G21]*[.H21]" table:style-name="ce3">
            <text:p>0.99</text:p>
          </table:table-cell>
          <table:table-cell office:value-type="float" office:value="-0.96220265548439876" table:formula="of:=(RAND()*2-1)*[.$G$7]" table:style-name="ce3">
            <text:p>-0.96</text:p>
          </table:table-cell>
          <table:table-cell office:value-type="float" office:value="3.8182274268999583" table:formula="of:=[.$G$4]*[.F21]+[.$G$5]*[.H21]+[.$G$6]*[.I21]+[.J21]" table:style-name="ce3">
            <text:p>3.82</text:p>
          </table:table-cell>
          <table:table-cell table:number-columns-repeated="16373"/>
        </table:table-row>
        <table:table-row table:style-name="ro1">
          <table:table-cell table:number-columns-repeated="4"/>
          <table:table-cell office:value-type="float" office:value="11" table:style-name="ce2">
            <text:p>11</text:p>
          </table:table-cell>
          <table:table-cell office:value-type="float" office:value="1" table:formula="of:=[.G22]^0" table:style-name="ce3">
            <text:p>1.00</text:p>
          </table:table-cell>
          <table:table-cell office:value-type="float" office:value="2.75" table:style-name="ce3">
            <text:p>2.75</text:p>
          </table:table-cell>
          <table:table-cell office:value-type="float" office:value="0.43933269383026263" table:formula="of:=LOG([.G22])" table:style-name="ce3">
            <text:p>0.44</text:p>
          </table:table-cell>
          <table:table-cell office:value-type="float" office:value="1.2081649080332222" table:formula="of:=[.G22]*[.H22]" table:style-name="ce3">
            <text:p>1.21</text:p>
          </table:table-cell>
          <table:table-cell office:value-type="float" office:value="-0.82915190560844643" table:formula="of:=(RAND()*2-1)*[.$G$7]" table:style-name="ce3">
            <text:p>-0.83</text:p>
          </table:table-cell>
          <table:table-cell office:value-type="float" office:value="4.6740082061517452" table:formula="of:=[.$G$4]*[.F22]+[.$G$5]*[.H22]+[.$G$6]*[.I22]+[.J22]" table:style-name="ce3">
            <text:p>4.67</text:p>
          </table:table-cell>
          <table:table-cell table:number-columns-repeated="16373"/>
        </table:table-row>
        <table:table-row table:style-name="ro1">
          <table:table-cell table:number-columns-repeated="4"/>
          <table:table-cell office:value-type="float" office:value="12" table:style-name="ce2">
            <text:p>12</text:p>
          </table:table-cell>
          <table:table-cell office:value-type="float" office:value="1" table:formula="of:=[.G23]^0" table:style-name="ce3">
            <text:p>1.00</text:p>
          </table:table-cell>
          <table:table-cell office:value-type="float" office:value="3" table:style-name="ce3">
            <text:p>3.00</text:p>
          </table:table-cell>
          <table:table-cell office:value-type="float" office:value="0.47712125471966244" table:formula="of:=LOG([.G23])" table:style-name="ce3">
            <text:p>0.48</text:p>
          </table:table-cell>
          <table:table-cell office:value-type="float" office:value="1.4313637641589874" table:formula="of:=[.G23]*[.H23]" table:style-name="ce3">
            <text:p>1.43</text:p>
          </table:table-cell>
          <table:table-cell office:value-type="float" office:value="-0.87721966529038897" table:formula="of:=(RAND()*2-1)*[.$G$7]" table:style-name="ce3">
            <text:p>-0.88</text:p>
          </table:table-cell>
          <table:table-cell office:value-type="float" office:value="5.3711141366258977" table:formula="of:=[.$G$4]*[.F23]+[.$G$5]*[.H23]+[.$G$6]*[.I23]+[.J23]" table:style-name="ce3">
            <text:p>5.37</text:p>
          </table:table-cell>
          <table:table-cell table:number-columns-repeated="16373"/>
        </table:table-row>
        <table:table-row table:style-name="ro1">
          <table:table-cell table:number-columns-repeated="4"/>
          <table:table-cell office:value-type="float" office:value="13" table:style-name="ce2">
            <text:p>13</text:p>
          </table:table-cell>
          <table:table-cell office:value-type="float" office:value="1" table:formula="of:=[.G24]^0" table:style-name="ce3">
            <text:p>1.00</text:p>
          </table:table-cell>
          <table:table-cell office:value-type="float" office:value="3.25" table:style-name="ce3">
            <text:p>3.25</text:p>
          </table:table-cell>
          <table:table-cell office:value-type="float" office:value="0.51188336097887432" table:formula="of:=LOG([.G24])" table:style-name="ce3">
            <text:p>0.51</text:p>
          </table:table-cell>
          <table:table-cell office:value-type="float" office:value="1.6636209231813415" table:formula="of:=[.G24]*[.H24]" table:style-name="ce3">
            <text:p>1.66</text:p>
          </table:table-cell>
          <table:table-cell office:value-type="float" office:value="-0.19278410461924333" table:formula="of:=(RAND()*2-1)*[.$G$7]" table:style-name="ce3">
            <text:p>-0.19</text:p>
          </table:table-cell>
          <table:table-cell office:value-type="float" office:value="6.8218453868825302" table:formula="of:=[.$G$4]*[.F24]+[.$G$5]*[.H24]+[.$G$6]*[.I24]+[.J24]" table:style-name="ce3">
            <text:p>6.82</text:p>
          </table:table-cell>
          <table:table-cell table:number-columns-repeated="16373"/>
        </table:table-row>
        <table:table-row table:style-name="ro1">
          <table:table-cell table:number-columns-repeated="4"/>
          <table:table-cell office:value-type="float" office:value="14" table:style-name="ce2">
            <text:p>14</text:p>
          </table:table-cell>
          <table:table-cell office:value-type="float" office:value="1" table:formula="of:=[.G25]^0" table:style-name="ce3">
            <text:p>1.00</text:p>
          </table:table-cell>
          <table:table-cell office:value-type="float" office:value="3.5" table:style-name="ce3">
            <text:p>3.50</text:p>
          </table:table-cell>
          <table:table-cell office:value-type="float" office:value="0.54406804435027567" table:formula="of:=LOG([.G25])" table:style-name="ce3">
            <text:p>0.54</text:p>
          </table:table-cell>
          <table:table-cell office:value-type="float" office:value="1.9042381552259648" table:formula="of:=[.G25]*[.H25]" table:style-name="ce3">
            <text:p>1.90</text:p>
          </table:table-cell>
          <table:table-cell office:value-type="float" office:value="0.65077783647124887" table:formula="of:=(RAND()*2-1)*[.$G$7]" table:style-name="ce3">
            <text:p>0.65</text:p>
          </table:table-cell>
          <table:table-cell office:value-type="float" office:value="8.4516283908496952" table:formula="of:=[.$G$4]*[.F25]+[.$G$5]*[.H25]+[.$G$6]*[.I25]+[.J25]" table:style-name="ce3">
            <text:p>8.45</text:p>
          </table:table-cell>
          <table:table-cell table:number-columns-repeated="16373"/>
        </table:table-row>
        <table:table-row table:style-name="ro1">
          <table:table-cell table:number-columns-repeated="4"/>
          <table:table-cell office:value-type="float" office:value="15" table:style-name="ce2">
            <text:p>15</text:p>
          </table:table-cell>
          <table:table-cell office:value-type="float" office:value="1" table:formula="of:=[.G26]^0" table:style-name="ce3">
            <text:p>1.00</text:p>
          </table:table-cell>
          <table:table-cell office:value-type="float" office:value="3.75" table:style-name="ce3">
            <text:p>3.75</text:p>
          </table:table-cell>
          <table:table-cell office:value-type="float" office:value="0.57403126772771884" table:formula="of:=LOG([.G26])" table:style-name="ce3">
            <text:p>0.57</text:p>
          </table:table-cell>
          <table:table-cell office:value-type="float" office:value="2.1526172539789457" table:formula="of:=[.G26]*[.H26]" table:style-name="ce3">
            <text:p>2.15</text:p>
          </table:table-cell>
          <table:table-cell office:value-type="float" office:value="0.87069139336969759" table:formula="of:=(RAND()*2-1)*[.$G$7]" table:style-name="ce3">
            <text:p>0.87</text:p>
          </table:table-cell>
          <table:table-cell office:value-type="float" office:value="9.4766056907619713" table:formula="of:=[.$G$4]*[.F26]+[.$G$5]*[.H26]+[.$G$6]*[.I26]+[.J26]" table:style-name="ce3">
            <text:p>9.48</text:p>
          </table:table-cell>
          <table:table-cell table:number-columns-repeated="16373"/>
        </table:table-row>
        <table:table-row table:style-name="ro1">
          <table:table-cell table:number-columns-repeated="4"/>
          <table:table-cell office:value-type="float" office:value="16" table:style-name="ce2">
            <text:p>16</text:p>
          </table:table-cell>
          <table:table-cell office:value-type="float" office:value="1" table:formula="of:=[.G27]^0" table:style-name="ce3">
            <text:p>1.00</text:p>
          </table:table-cell>
          <table:table-cell office:value-type="float" office:value="4" table:style-name="ce3">
            <text:p>4.00</text:p>
          </table:table-cell>
          <table:table-cell office:value-type="float" office:value="0.6020599913279624" table:formula="of:=LOG([.G27])" table:style-name="ce3">
            <text:p>0.60</text:p>
          </table:table-cell>
          <table:table-cell office:value-type="float" office:value="2.4082399653118496" table:formula="of:=[.G27]*[.H27]" table:style-name="ce3">
            <text:p>2.41</text:p>
          </table:table-cell>
          <table:table-cell office:value-type="float" office:value="0.57830868835829263" table:formula="of:=(RAND()*2-1)*[.$G$7]" table:style-name="ce3">
            <text:p>0.58</text:p>
          </table:table-cell>
          <table:table-cell office:value-type="float" office:value="10.007148566949766" table:formula="of:=[.$G$4]*[.F27]+[.$G$5]*[.H27]+[.$G$6]*[.I27]+[.J27]" table:style-name="ce3">
            <text:p>10.01</text:p>
          </table:table-cell>
          <table:table-cell table:number-columns-repeated="16373"/>
        </table:table-row>
        <table:table-row table:style-name="ro1">
          <table:table-cell table:number-columns-repeated="4"/>
          <table:table-cell office:value-type="float" office:value="17" table:style-name="ce2">
            <text:p>17</text:p>
          </table:table-cell>
          <table:table-cell office:value-type="float" office:value="1" table:formula="of:=[.G28]^0" table:style-name="ce3">
            <text:p>1.00</text:p>
          </table:table-cell>
          <table:table-cell office:value-type="float" office:value="4.25" table:style-name="ce3">
            <text:p>4.25</text:p>
          </table:table-cell>
          <table:table-cell office:value-type="float" office:value="0.62838893005031149" table:formula="of:=LOG([.G28])" table:style-name="ce3">
            <text:p>0.63</text:p>
          </table:table-cell>
          <table:table-cell office:value-type="float" office:value="2.6706529527138239" table:formula="of:=[.G28]*[.H28]" table:style-name="ce3">
            <text:p>2.67</text:p>
          </table:table-cell>
          <table:table-cell office:value-type="float" office:value="-0.33429964917163657" table:formula="of:=(RAND()*2-1)*[.$G$7]" table:style-name="ce3">
            <text:p>-0.33</text:p>
          </table:table-cell>
          <table:table-cell office:value-type="float" office:value="9.9344370690704586" table:formula="of:=[.$G$4]*[.F28]+[.$G$5]*[.H28]+[.$G$6]*[.I28]+[.J28]" table:style-name="ce3">
            <text:p>9.93</text:p>
          </table:table-cell>
          <table:table-cell table:number-columns-repeated="16373"/>
        </table:table-row>
        <table:table-row table:style-name="ro1">
          <table:table-cell table:number-columns-repeated="4"/>
          <table:table-cell office:value-type="float" office:value="18" table:style-name="ce2">
            <text:p>18</text:p>
          </table:table-cell>
          <table:table-cell office:value-type="float" office:value="1" table:formula="of:=[.G29]^0" table:style-name="ce3">
            <text:p>1.00</text:p>
          </table:table-cell>
          <table:table-cell office:value-type="float" office:value="4.5" table:style-name="ce3">
            <text:p>4.50</text:p>
          </table:table-cell>
          <table:table-cell office:value-type="float" office:value="0.65321251377534373" table:formula="of:=LOG([.G29])" table:style-name="ce3">
            <text:p>0.65</text:p>
          </table:table-cell>
          <table:table-cell office:value-type="float" office:value="2.9394563119890469" table:formula="of:=[.G29]*[.H29]" table:style-name="ce3">
            <text:p>2.94</text:p>
          </table:table-cell>
          <table:table-cell office:value-type="float" office:value="0.78800150192474061" table:formula="of:=(RAND()*2-1)*[.$G$7]" table:style-name="ce3">
            <text:p>0.79</text:p>
          </table:table-cell>
          <table:table-cell office:value-type="float" office:value="11.912795465442569" table:formula="of:=[.$G$4]*[.F29]+[.$G$5]*[.H29]+[.$G$6]*[.I29]+[.J29]" table:style-name="ce3">
            <text:p>11.91</text:p>
          </table:table-cell>
          <table:table-cell table:number-columns-repeated="16373"/>
        </table:table-row>
        <table:table-row table:style-name="ro1">
          <table:table-cell table:number-columns-repeated="4"/>
          <table:table-cell office:value-type="float" office:value="19" table:style-name="ce2">
            <text:p>19</text:p>
          </table:table-cell>
          <table:table-cell office:value-type="float" office:value="1" table:formula="of:=[.G30]^0" table:style-name="ce3">
            <text:p>1.00</text:p>
          </table:table-cell>
          <table:table-cell office:value-type="float" office:value="4.75" table:style-name="ce3">
            <text:p>4.75</text:p>
          </table:table-cell>
          <table:table-cell office:value-type="float" office:value="0.67669360962486658" table:formula="of:=LOG([.G30])" table:style-name="ce3">
            <text:p>0.68</text:p>
          </table:table-cell>
          <table:table-cell office:value-type="float" office:value="3.2142946457181161" table:formula="of:=[.G30]*[.H30]" table:style-name="ce3">
            <text:p>3.21</text:p>
          </table:table-cell>
          <table:table-cell office:value-type="float" office:value="0.79316622196512632" table:formula="of:=(RAND()*2-1)*[.$G$7]" table:style-name="ce3">
            <text:p>0.79</text:p>
          </table:table-cell>
          <table:table-cell office:value-type="float" office:value="12.789437378369207" table:formula="of:=[.$G$4]*[.F30]+[.$G$5]*[.H30]+[.$G$6]*[.I30]+[.J30]" table:style-name="ce3">
            <text:p>12.79</text:p>
          </table:table-cell>
          <table:table-cell table:number-columns-repeated="16373"/>
        </table:table-row>
        <table:table-row table:style-name="ro1">
          <table:table-cell table:number-columns-repeated="4"/>
          <table:table-cell office:value-type="float" office:value="20" table:style-name="ce2">
            <text:p>20</text:p>
          </table:table-cell>
          <table:table-cell office:value-type="float" office:value="1" table:formula="of:=[.G31]^0" table:style-name="ce3">
            <text:p>1.00</text:p>
          </table:table-cell>
          <table:table-cell office:value-type="float" office:value="5" table:style-name="ce3">
            <text:p>5.00</text:p>
          </table:table-cell>
          <table:table-cell office:value-type="float" office:value="0.69897000433601886" table:formula="of:=LOG([.G31])" table:style-name="ce3">
            <text:p>0.70</text:p>
          </table:table-cell>
          <table:table-cell office:value-type="float" office:value="3.4948500216800942" table:formula="of:=[.G31]*[.H31]" table:style-name="ce3">
            <text:p>3.49</text:p>
          </table:table-cell>
          <table:table-cell office:value-type="float" office:value="-0.52933546407684862" table:formula="of:=(RAND()*2-1)*[.$G$7]" table:style-name="ce3">
            <text:p>-0.53</text:p>
          </table:table-cell>
          <table:table-cell office:value-type="float" office:value="12.353154609635471" table:formula="of:=[.$G$4]*[.F31]+[.$G$5]*[.H31]+[.$G$6]*[.I31]+[.J31]" table:style-name="ce3">
            <text:p>12.35</text:p>
          </table:table-cell>
          <table:table-cell table:number-columns-repeated="16373"/>
        </table:table-row>
        <table:table-row table:style-name="ro1">
          <table:table-cell table:number-columns-repeated="4"/>
          <table:table-cell office:value-type="float" office:value="21" table:style-name="ce2">
            <text:p>21</text:p>
          </table:table-cell>
          <table:table-cell office:value-type="float" office:value="1" table:formula="of:=[.G32]^0" table:style-name="ce3">
            <text:p>1.00</text:p>
          </table:table-cell>
          <table:table-cell office:value-type="float" office:value="6" table:style-name="ce3">
            <text:p>6.00</text:p>
          </table:table-cell>
          <table:table-cell office:value-type="float" office:value="0.77815125038364363" table:formula="of:=LOG([.G32])" table:style-name="ce3">
            <text:p>0.78</text:p>
          </table:table-cell>
          <table:table-cell office:value-type="float" office:value="4.6689075023018614" table:formula="of:=[.G32]*[.H32]" table:style-name="ce3">
            <text:p>4.67</text:p>
          </table:table-cell>
          <table:table-cell office:value-type="float" office:value="-0.34573209589352105" table:formula="of:=(RAND()*2-1)*[.$G$7]" table:style-name="ce3">
            <text:p>-0.35</text:p>
          </table:table-cell>
          <table:table-cell office:value-type="float" office:value="16.217292911779349" table:formula="of:=[.$G$4]*[.F32]+[.$G$5]*[.H32]+[.$G$6]*[.I32]+[.J32]" table:style-name="ce3">
            <text:p>16.22</text:p>
          </table:table-cell>
          <table:table-cell table:number-columns-repeated="16373"/>
        </table:table-row>
        <table:table-row table:style-name="ro1">
          <table:table-cell table:number-columns-repeated="4"/>
          <table:table-cell office:value-type="float" office:value="22" table:style-name="ce2">
            <text:p>22</text:p>
          </table:table-cell>
          <table:table-cell office:value-type="float" office:value="1" table:formula="of:=[.G33]^0" table:style-name="ce3">
            <text:p>1.00</text:p>
          </table:table-cell>
          <table:table-cell office:value-type="float" office:value="7" table:style-name="ce3">
            <text:p>7.00</text:p>
          </table:table-cell>
          <table:table-cell office:value-type="float" office:value="0.84509804001425681" table:formula="of:=LOG([.G33])" table:style-name="ce3">
            <text:p>0.85</text:p>
          </table:table-cell>
          <table:table-cell office:value-type="float" office:value="5.9156862800997976" table:formula="of:=[.G33]*[.H33]" table:style-name="ce3">
            <text:p>5.92</text:p>
          </table:table-cell>
          <table:table-cell office:value-type="float" office:value="-0.9939129664239732" table:formula="of:=(RAND()*2-1)*[.$G$7]" table:style-name="ce3">
            <text:p>-0.99</text:p>
          </table:table-cell>
          <table:table-cell office:value-type="float" office:value="19.443341953903932" table:formula="of:=[.$G$4]*[.F33]+[.$G$5]*[.H33]+[.$G$6]*[.I33]+[.J33]" table:style-name="ce3">
            <text:p>19.44</text:p>
          </table:table-cell>
          <table:table-cell table:style-name="ce3"/>
          <table:table-cell table:number-columns-repeated="16372" table:style-name="ce1"/>
        </table:table-row>
        <table:table-row table:style-name="ro1">
          <table:table-cell table:number-columns-repeated="4"/>
          <table:table-cell office:value-type="float" office:value="23" table:style-name="ce2">
            <text:p>23</text:p>
          </table:table-cell>
          <table:table-cell office:value-type="float" office:value="1" table:formula="of:=[.G34]^0" table:style-name="ce3">
            <text:p>1.00</text:p>
          </table:table-cell>
          <table:table-cell office:value-type="float" office:value="8" table:style-name="ce3">
            <text:p>8.00</text:p>
          </table:table-cell>
          <table:table-cell office:value-type="float" office:value="0.90308998699194354" table:formula="of:=LOG([.G34])" table:style-name="ce3">
            <text:p>0.90</text:p>
          </table:table-cell>
          <table:table-cell office:value-type="float" office:value="7.2247198959355483" table:formula="of:=[.G34]*[.H34]" table:style-name="ce3">
            <text:p>7.22</text:p>
          </table:table-cell>
          <table:table-cell office:value-type="float" office:value="0.54158835878830791" table:formula="of:=(RAND()*2-1)*[.$G$7]" table:style-name="ce3">
            <text:p>0.54</text:p>
          </table:table-cell>
          <table:table-cell office:value-type="float" office:value="25.021928020578837" table:formula="of:=[.$G$4]*[.F34]+[.$G$5]*[.H34]+[.$G$6]*[.I34]+[.J34]" table:style-name="ce3">
            <text:p>25.02</text:p>
          </table:table-cell>
          <table:table-cell table:style-name="ce3"/>
          <table:table-cell table:number-columns-repeated="16372" table:style-name="ce1"/>
        </table:table-row>
        <table:table-row table:style-name="ro1">
          <table:table-cell table:number-columns-repeated="4"/>
          <table:table-cell office:value-type="float" office:value="24" table:style-name="ce2">
            <text:p>24</text:p>
          </table:table-cell>
          <table:table-cell office:value-type="float" office:value="1" table:formula="of:=[.G35]^0" table:style-name="ce3">
            <text:p>1.00</text:p>
          </table:table-cell>
          <table:table-cell office:value-type="float" office:value="9" table:style-name="ce3">
            <text:p>9.00</text:p>
          </table:table-cell>
          <table:table-cell office:value-type="float" office:value="0.95424250943932487" table:formula="of:=LOG([.G35])" table:style-name="ce3">
            <text:p>0.95</text:p>
          </table:table-cell>
          <table:table-cell office:value-type="float" office:value="8.5881825849539233" table:formula="of:=[.G35]*[.H35]" table:style-name="ce3">
            <text:p>8.59</text:p>
          </table:table-cell>
          <table:table-cell office:value-type="float" office:value="-0.87144998047030686" table:formula="of:=(RAND()*2-1)*[.$G$7]" table:style-name="ce3">
            <text:p>-0.87</text:p>
          </table:table-cell>
          <table:table-cell office:value-type="float" office:value="27.801582793270114" table:formula="of:=[.$G$4]*[.F35]+[.$G$5]*[.H35]+[.$G$6]*[.I35]+[.J35]" table:style-name="ce3">
            <text:p>27.80</text:p>
          </table:table-cell>
          <table:table-cell table:style-name="ce3"/>
          <table:table-cell table:number-columns-repeated="16372" table:style-name="ce1"/>
        </table:table-row>
        <table:table-row table:style-name="ro1">
          <table:table-cell table:number-columns-repeated="4"/>
          <table:table-cell office:value-type="float" office:value="25" table:style-name="ce2">
            <text:p>25</text:p>
          </table:table-cell>
          <table:table-cell office:value-type="float" office:value="1" table:formula="of:=[.G36]^0" table:style-name="ce3">
            <text:p>1.00</text:p>
          </table:table-cell>
          <table:table-cell office:value-type="float" office:value="10" table:style-name="ce3">
            <text:p>10.00</text:p>
          </table:table-cell>
          <table:table-cell office:value-type="float" office:value="1" table:formula="of:=LOG([.G36])" table:style-name="ce3">
            <text:p>1.00</text:p>
          </table:table-cell>
          <table:table-cell office:value-type="float" office:value="10" table:formula="of:=[.G36]*[.H36]" table:style-name="ce3">
            <text:p>10.00</text:p>
          </table:table-cell>
          <table:table-cell office:value-type="float" office:value="0.71993510600399468" table:formula="of:=(RAND()*2-1)*[.$G$7]" table:style-name="ce3">
            <text:p>0.72</text:p>
          </table:table-cell>
          <table:table-cell office:value-type="float" office:value="33.719935106003994" table:formula="of:=[.$G$4]*[.F36]+[.$G$5]*[.H36]+[.$G$6]*[.I36]+[.J36]" table:style-name="ce3">
            <text:p>33.72</text:p>
          </table:table-cell>
          <table:table-cell table:style-name="ce3"/>
          <table:table-cell table:number-columns-repeated="16372" table:style-name="ce1"/>
        </table:table-row>
        <table:table-row table:style-name="ro1">
          <table:table-cell table:number-columns-repeated="4"/>
          <table:table-cell office:value-type="float" office:value="26" table:style-name="ce2">
            <text:p>26</text:p>
          </table:table-cell>
          <table:table-cell office:value-type="float" office:value="1" table:formula="of:=[.G37]^0" table:style-name="ce3">
            <text:p>1.00</text:p>
          </table:table-cell>
          <table:table-cell office:value-type="float" office:value="11" table:style-name="ce3">
            <text:p>11.00</text:p>
          </table:table-cell>
          <table:table-cell office:value-type="float" office:value="1.0413926851582251" table:formula="of:=LOG([.G37])" table:style-name="ce3">
            <text:p>1.04</text:p>
          </table:table-cell>
          <table:table-cell office:value-type="float" office:value="11.455319536740477" table:formula="of:=[.G37]*[.H37]" table:style-name="ce3">
            <text:p>11.46</text:p>
          </table:table-cell>
          <table:table-cell office:value-type="float" office:value="-0.97605097400176755" table:formula="of:=(RAND()*2-1)*[.$G$7]" table:style-name="ce3">
            <text:p>-0.98</text:p>
          </table:table-cell>
          <table:table-cell office:value-type="float" office:value="36.472693006536119" table:formula="of:=[.$G$4]*[.F37]+[.$G$5]*[.H37]+[.$G$6]*[.I37]+[.J37]" table:style-name="ce3">
            <text:p>36.47</text:p>
          </table:table-cell>
          <table:table-cell table:style-name="ce3"/>
          <table:table-cell table:number-columns-repeated="16372" table:style-name="ce1"/>
        </table:table-row>
        <table:table-row table:style-name="ro1">
          <table:table-cell table:number-columns-repeated="4"/>
          <table:table-cell office:value-type="float" office:value="27" table:style-name="ce2">
            <text:p>27</text:p>
          </table:table-cell>
          <table:table-cell office:value-type="float" office:value="1" table:formula="of:=[.G38]^0" table:style-name="ce3">
            <text:p>1.00</text:p>
          </table:table-cell>
          <table:table-cell office:value-type="float" office:value="12" table:style-name="ce3">
            <text:p>12.00</text:p>
          </table:table-cell>
          <table:table-cell office:value-type="float" office:value="1.0791812460476249" table:formula="of:=LOG([.G38])" table:style-name="ce3">
            <text:p>1.08</text:p>
          </table:table-cell>
          <table:table-cell office:value-type="float" office:value="12.950174952571498" table:formula="of:=[.G38]*[.H38]" table:style-name="ce3">
            <text:p>12.95</text:p>
          </table:table-cell>
          <table:table-cell office:value-type="float" office:value="-0.87317778423024062" table:formula="of:=(RAND()*2-1)*[.$G$7]" table:style-name="ce3">
            <text:p>-0.87</text:p>
          </table:table-cell>
          <table:table-cell office:value-type="float" office:value="41.135709565579496" table:formula="of:=[.$G$4]*[.F38]+[.$G$5]*[.H38]+[.$G$6]*[.I38]+[.J38]" table:style-name="ce3">
            <text:p>41.14</text:p>
          </table:table-cell>
          <table:table-cell table:style-name="ce3"/>
          <table:table-cell table:number-columns-repeated="16372" table:style-name="ce1"/>
        </table:table-row>
        <table:table-row table:style-name="ro1">
          <table:table-cell table:number-columns-repeated="4"/>
          <table:table-cell office:value-type="float" office:value="28" table:style-name="ce2">
            <text:p>28</text:p>
          </table:table-cell>
          <table:table-cell office:value-type="float" office:value="1" table:formula="of:=[.G39]^0" table:style-name="ce3">
            <text:p>1.00</text:p>
          </table:table-cell>
          <table:table-cell office:value-type="float" office:value="13" table:style-name="ce3">
            <text:p>13.00</text:p>
          </table:table-cell>
          <table:table-cell office:value-type="float" office:value="1.1139433523068367" table:formula="of:=LOG([.G39])" table:style-name="ce3">
            <text:p>1.11</text:p>
          </table:table-cell>
          <table:table-cell office:value-type="float" office:value="14.481263579988877" table:formula="of:=[.G39]*[.H39]" table:style-name="ce3">
            <text:p>14.48</text:p>
          </table:table-cell>
          <table:table-cell office:value-type="float" office:value="0.65517383394765627" table:formula="of:=(RAND()*2-1)*[.$G$7]" table:style-name="ce3">
            <text:p>0.66</text:p>
          </table:table-cell>
          <table:table-cell office:value-type="float" office:value="47.326851278527961" table:formula="of:=[.$G$4]*[.F39]+[.$G$5]*[.H39]+[.$G$6]*[.I39]+[.J39]" table:style-name="ce3">
            <text:p>47.33</text:p>
          </table:table-cell>
          <table:table-cell table:style-name="ce3"/>
          <table:table-cell table:number-columns-repeated="16372" table:style-name="ce1"/>
        </table:table-row>
        <table:table-row table:style-name="ro1">
          <table:table-cell table:number-columns-repeated="4"/>
          <table:table-cell office:value-type="float" office:value="29" table:style-name="ce2">
            <text:p>29</text:p>
          </table:table-cell>
          <table:table-cell office:value-type="float" office:value="1" table:formula="of:=[.G40]^0" table:style-name="ce3">
            <text:p>1.00</text:p>
          </table:table-cell>
          <table:table-cell office:value-type="float" office:value="14" table:style-name="ce3">
            <text:p>14.00</text:p>
          </table:table-cell>
          <table:table-cell office:value-type="float" office:value="1.146128035678238" table:formula="of:=LOG([.G40])" table:style-name="ce3">
            <text:p>1.15</text:p>
          </table:table-cell>
          <table:table-cell office:value-type="float" office:value="16.045792499495331" table:formula="of:=[.G40]*[.H40]" table:style-name="ce3">
            <text:p>16.05</text:p>
          </table:table-cell>
          <table:table-cell office:value-type="float" office:value="-0.85345064390225178" table:formula="of:=(RAND()*2-1)*[.$G$7]" table:style-name="ce3">
            <text:p>-0.85</text:p>
          </table:table-cell>
          <table:table-cell office:value-type="float" office:value="50.576182925940216" table:formula="of:=[.$G$4]*[.F40]+[.$G$5]*[.H40]+[.$G$6]*[.I40]+[.J40]" table:style-name="ce3">
            <text:p>50.58</text:p>
          </table:table-cell>
          <table:table-cell table:style-name="ce3"/>
          <table:table-cell table:number-columns-repeated="16372" table:style-name="ce1"/>
        </table:table-row>
        <table:table-row table:style-name="ro1">
          <table:table-cell table:number-columns-repeated="4"/>
          <table:table-cell office:value-type="float" office:value="30" table:style-name="ce2">
            <text:p>30</text:p>
          </table:table-cell>
          <table:table-cell office:value-type="float" office:value="1" table:formula="of:=[.G41]^0" table:style-name="ce3">
            <text:p>1.00</text:p>
          </table:table-cell>
          <table:table-cell office:value-type="float" office:value="15" table:style-name="ce3">
            <text:p>15.00</text:p>
          </table:table-cell>
          <table:table-cell office:value-type="float" office:value="1.1760912590556813" table:formula="of:=LOG([.G41])" table:style-name="ce3">
            <text:p>1.18</text:p>
          </table:table-cell>
          <table:table-cell office:value-type="float" office:value="17.64136888583522" table:formula="of:=[.G41]*[.H41]" table:style-name="ce3">
            <text:p>17.64</text:p>
          </table:table-cell>
          <table:table-cell office:value-type="float" office:value="-0.68641858487890572" table:formula="of:=(RAND()*2-1)*[.$G$7]" table:style-name="ce3">
            <text:p>-0.69</text:p>
          </table:table-cell>
          <table:table-cell office:value-type="float" office:value="55.589870590738116" table:formula="of:=[.$G$4]*[.F41]+[.$G$5]*[.H41]+[.$G$6]*[.I41]+[.J41]" table:style-name="ce3">
            <text:p>55.59</text:p>
          </table:table-cell>
          <table:table-cell table:style-name="ce3"/>
          <table:table-cell office:value-type="string" table:style-name="ce1">
            <text:p>0(g(n)</text:p>
          </table:table-cell>
          <table:table-cell office:value-type="string" table:style-name="ce2">
            <text:p>=</text:p>
          </table:table-cell>
          <table:table-cell office:value-type="string" table:style-name="ce1">
            <text:p>function (f)</text:p>
          </table:table-cell>
          <table:table-cell table:number-columns-repeated="16369"/>
        </table:table-row>
        <table:table-row table:style-name="ro1">
          <table:table-cell table:number-columns-repeated="4"/>
          <table:table-cell office:value-type="float" office:value="31" table:style-name="ce2">
            <text:p>31</text:p>
          </table:table-cell>
          <table:table-cell office:value-type="float" office:value="1" table:formula="of:=[.G42]^0" table:style-name="ce3">
            <text:p>1.00</text:p>
          </table:table-cell>
          <table:table-cell office:value-type="float" office:value="16" table:style-name="ce3">
            <text:p>16.00</text:p>
          </table:table-cell>
          <table:table-cell office:value-type="float" office:value="1.2041199826559248" table:formula="of:=LOG([.G42])" table:style-name="ce3">
            <text:p>1.20</text:p>
          </table:table-cell>
          <table:table-cell office:value-type="float" office:value="19.265919722494797" table:formula="of:=[.G42]*[.H42]" table:style-name="ce3">
            <text:p>19.27</text:p>
          </table:table-cell>
          <table:table-cell office:value-type="float" office:value="0.24052246200795913" table:formula="of:=(RAND()*2-1)*[.$G$7]" table:style-name="ce3">
            <text:p>0.24</text:p>
          </table:table-cell>
          <table:table-cell office:value-type="float" office:value="61.446521594804196" table:formula="of:=[.$G$4]*[.F42]+[.$G$5]*[.H42]+[.$G$6]*[.I42]+[.J42]" table:style-name="ce3">
            <text:p>61.45</text:p>
          </table:table-cell>
          <table:table-cell table:style-name="ce3"/>
          <table:table-cell table:number-columns-repeated="16372" table:style-name="ce1"/>
        </table:table-row>
        <table:table-row table:style-name="ro1">
          <table:table-cell table:number-columns-repeated="4"/>
          <table:table-cell office:value-type="float" office:value="32" table:style-name="ce2">
            <text:p>32</text:p>
          </table:table-cell>
          <table:table-cell office:value-type="float" office:value="1" table:formula="of:=[.G43]^0" table:style-name="ce3">
            <text:p>1.00</text:p>
          </table:table-cell>
          <table:table-cell office:value-type="float" office:value="17" table:style-name="ce3">
            <text:p>17.00</text:p>
          </table:table-cell>
          <table:table-cell office:value-type="float" office:value="1.2304489213782739" table:formula="of:=LOG([.G43])" table:style-name="ce3">
            <text:p>1.23</text:p>
          </table:table-cell>
          <table:table-cell office:value-type="float" office:value="20.917631663430654" table:formula="of:=[.G43]*[.H43]" table:style-name="ce3">
            <text:p>20.92</text:p>
          </table:table-cell>
          <table:table-cell office:value-type="float" office:value="0.21376291679054504" table:formula="of:=(RAND()*2-1)*[.$G$7]" table:style-name="ce3">
            <text:p>0.21</text:p>
          </table:table-cell>
          <table:table-cell office:value-type="float" office:value="66.427555749839058" table:formula="of:=[.$G$4]*[.F43]+[.$G$5]*[.H43]+[.$G$6]*[.I43]+[.J43]" table:style-name="ce3">
            <text:p>66.43</text:p>
          </table:table-cell>
          <table:table-cell table:style-name="ce3"/>
          <table:table-cell table:number-columns-repeated="16372" table:style-name="ce1"/>
        </table:table-row>
        <table:table-row table:style-name="ro1">
          <table:table-cell table:number-columns-repeated="4"/>
          <table:table-cell office:value-type="float" office:value="33" table:style-name="ce2">
            <text:p>33</text:p>
          </table:table-cell>
          <table:table-cell office:value-type="float" office:value="1" table:formula="of:=[.G44]^0" table:style-name="ce3">
            <text:p>1.00</text:p>
          </table:table-cell>
          <table:table-cell office:value-type="float" office:value="18" table:style-name="ce3">
            <text:p>18.00</text:p>
          </table:table-cell>
          <table:table-cell office:value-type="float" office:value="1.255272505103306" table:formula="of:=LOG([.G44])" table:style-name="ce3">
            <text:p>1.26</text:p>
          </table:table-cell>
          <table:table-cell office:value-type="float" office:value="22.594905091859509" table:formula="of:=[.G44]*[.H44]" table:style-name="ce3">
            <text:p>22.59</text:p>
          </table:table-cell>
          <table:table-cell office:value-type="float" office:value="0.17236661809593978" table:formula="of:=(RAND()*2-1)*[.$G$7]" table:style-name="ce3">
            <text:p>0.17</text:p>
          </table:table-cell>
          <table:table-cell office:value-type="float" office:value="71.467626903881069" table:formula="of:=[.$G$4]*[.F44]+[.$G$5]*[.H44]+[.$G$6]*[.I44]+[.J44]" table:style-name="ce3">
            <text:p>71.47</text:p>
          </table:table-cell>
          <table:table-cell table:style-name="ce3"/>
          <table:table-cell table:number-columns-repeated="16372" table:style-name="ce1"/>
        </table:table-row>
        <table:table-row table:style-name="ro1">
          <table:table-cell table:number-columns-repeated="4"/>
          <table:table-cell office:value-type="float" office:value="34" table:style-name="ce2">
            <text:p>34</text:p>
          </table:table-cell>
          <table:table-cell office:value-type="float" office:value="1" table:formula="of:=[.G45]^0" table:style-name="ce3">
            <text:p>1.00</text:p>
          </table:table-cell>
          <table:table-cell office:value-type="float" office:value="19" table:style-name="ce3">
            <text:p>19.00</text:p>
          </table:table-cell>
          <table:table-cell office:value-type="float" office:value="1.2787536009528289" table:formula="of:=LOG([.G45])" table:style-name="ce3">
            <text:p>1.28</text:p>
          </table:table-cell>
          <table:table-cell office:value-type="float" office:value="24.296318418103748" table:formula="of:=[.G45]*[.H45]" table:style-name="ce3">
            <text:p>24.30</text:p>
          </table:table-cell>
          <table:table-cell office:value-type="float" office:value="-0.41910128924127932" table:formula="of:=(RAND()*2-1)*[.$G$7]" table:style-name="ce3">
            <text:p>-0.42</text:p>
          </table:table-cell>
          <table:table-cell office:value-type="float" office:value="76.027361166975609" table:formula="of:=[.$G$4]*[.F45]+[.$G$5]*[.H45]+[.$G$6]*[.I45]+[.J45]" table:style-name="ce3">
            <text:p>76.03</text:p>
          </table:table-cell>
          <table:table-cell table:style-name="ce3"/>
          <table:table-cell table:number-columns-repeated="16372" table:style-name="ce1"/>
        </table:table-row>
        <table:table-row table:style-name="ro1">
          <table:table-cell table:number-columns-repeated="4"/>
          <table:table-cell office:value-type="float" office:value="35" table:style-name="ce2">
            <text:p>35</text:p>
          </table:table-cell>
          <table:table-cell office:value-type="float" office:value="1" table:formula="of:=[.G46]^0" table:style-name="ce3">
            <text:p>1.00</text:p>
          </table:table-cell>
          <table:table-cell office:value-type="float" office:value="20" table:style-name="ce3">
            <text:p>20.00</text:p>
          </table:table-cell>
          <table:table-cell office:value-type="float" office:value="1.3010299956639813" table:formula="of:=LOG([.G46])" table:style-name="ce3">
            <text:p>1.30</text:p>
          </table:table-cell>
          <table:table-cell office:value-type="float" office:value="26.020599913279625" table:formula="of:=[.G46]*[.H46]" table:style-name="ce3">
            <text:p>26.02</text:p>
          </table:table-cell>
          <table:table-cell office:value-type="float" office:value="-0.16904878937400736" table:formula="of:=(RAND()*2-1)*[.$G$7]" table:style-name="ce3">
            <text:p>-0.17</text:p>
          </table:table-cell>
          <table:table-cell office:value-type="float" office:value="81.494810941792835" table:formula="of:=[.$G$4]*[.F46]+[.$G$5]*[.H46]+[.$G$6]*[.I46]+[.J46]" table:style-name="ce3">
            <text:p>81.49</text:p>
          </table:table-cell>
          <table:table-cell table:style-name="ce3"/>
          <table:table-cell table:number-columns-repeated="16372" table:style-name="ce1"/>
        </table:table-row>
        <table:table-row table:style-name="ro1">
          <table:table-cell table:number-columns-repeated="4"/>
          <table:table-cell office:value-type="float" office:value="36" table:style-name="ce2">
            <text:p>36</text:p>
          </table:table-cell>
          <table:table-cell office:value-type="float" office:value="1" table:formula="of:=[.G47]^0" table:style-name="ce3">
            <text:p>1.00</text:p>
          </table:table-cell>
          <table:table-cell office:value-type="float" office:value="21" table:style-name="ce3">
            <text:p>21.00</text:p>
          </table:table-cell>
          <table:table-cell office:value-type="float" office:value="1.3222192947339193" table:formula="of:=LOG([.G47])" table:style-name="ce3">
            <text:p>1.32</text:p>
          </table:table-cell>
          <table:table-cell office:value-type="float" office:value="27.766605189412306" table:formula="of:=[.G47]*[.H47]" table:style-name="ce3">
            <text:p>27.77</text:p>
          </table:table-cell>
          <table:table-cell office:value-type="float" office:value="-0.3337718140206587" table:formula="of:=(RAND()*2-1)*[.$G$7]" table:style-name="ce3">
            <text:p>-0.33</text:p>
          </table:table-cell>
          <table:table-cell office:value-type="float" office:value="86.610482343684097" table:formula="of:=[.$G$4]*[.F47]+[.$G$5]*[.H47]+[.$G$6]*[.I47]+[.J47]" table:style-name="ce3">
            <text:p>86.61</text:p>
          </table:table-cell>
          <table:table-cell table:style-name="ce3"/>
          <table:table-cell table:number-columns-repeated="16372" table:style-name="ce1"/>
        </table:table-row>
        <table:table-row table:style-name="ro1">
          <table:table-cell table:number-columns-repeated="4"/>
          <table:table-cell office:value-type="float" office:value="37" table:style-name="ce2">
            <text:p>37</text:p>
          </table:table-cell>
          <table:table-cell office:value-type="float" office:value="1" table:formula="of:=[.G48]^0" table:style-name="ce3">
            <text:p>1.00</text:p>
          </table:table-cell>
          <table:table-cell office:value-type="float" office:value="22" table:style-name="ce3">
            <text:p>22.00</text:p>
          </table:table-cell>
          <table:table-cell office:value-type="float" office:value="1.3424226808222062" table:formula="of:=LOG([.G48])" table:style-name="ce3">
            <text:p>1.34</text:p>
          </table:table-cell>
          <table:table-cell office:value-type="float" office:value="29.533298978088535" table:formula="of:=[.G48]*[.H48]" table:style-name="ce3">
            <text:p>29.53</text:p>
          </table:table-cell>
          <table:table-cell office:value-type="float" office:value="0.51014256589069307" table:formula="of:=(RAND()*2-1)*[.$G$7]" table:style-name="ce3">
            <text:p>0.51</text:p>
          </table:table-cell>
          <table:table-cell office:value-type="float" office:value="92.794884861800696" table:formula="of:=[.$G$4]*[.F48]+[.$G$5]*[.H48]+[.$G$6]*[.I48]+[.J48]" table:style-name="ce3">
            <text:p>92.79</text:p>
          </table:table-cell>
          <table:table-cell table:style-name="ce3"/>
          <table:table-cell table:number-columns-repeated="16372" table:style-name="ce1"/>
        </table:table-row>
        <table:table-row table:style-name="ro1">
          <table:table-cell table:number-columns-repeated="4"/>
          <table:table-cell office:value-type="float" office:value="38" table:style-name="ce2">
            <text:p>38</text:p>
          </table:table-cell>
          <table:table-cell office:value-type="float" office:value="1" table:formula="of:=[.G49]^0" table:style-name="ce3">
            <text:p>1.00</text:p>
          </table:table-cell>
          <table:table-cell office:value-type="float" office:value="23" table:style-name="ce3">
            <text:p>23.00</text:p>
          </table:table-cell>
          <table:table-cell office:value-type="float" office:value="1.3617278360175928" table:formula="of:=LOG([.G49])" table:style-name="ce3">
            <text:p>1.36</text:p>
          </table:table-cell>
          <table:table-cell office:value-type="float" office:value="31.319740228404637" table:formula="of:=[.G49]*[.H49]" table:style-name="ce3">
            <text:p>31.32</text:p>
          </table:table-cell>
          <table:table-cell office:value-type="float" office:value="0.54161484738182919" table:formula="of:=(RAND()*2-1)*[.$G$7]" table:style-name="ce3">
            <text:p>0.54</text:p>
          </table:table-cell>
          <table:table-cell office:value-type="float" office:value="98.224291204630916" table:formula="of:=[.$G$4]*[.F49]+[.$G$5]*[.H49]+[.$G$6]*[.I49]+[.J49]" table:style-name="ce3">
            <text:p>98.22</text:p>
          </table:table-cell>
          <table:table-cell table:number-columns-repeated="16373"/>
        </table:table-row>
        <table:table-row table:style-name="ro1">
          <table:table-cell table:number-columns-repeated="4"/>
          <table:table-cell office:value-type="float" office:value="39" table:style-name="ce2">
            <text:p>39</text:p>
          </table:table-cell>
          <table:table-cell office:value-type="float" office:value="1" table:formula="of:=[.G50]^0" table:style-name="ce3">
            <text:p>1.00</text:p>
          </table:table-cell>
          <table:table-cell office:value-type="float" office:value="24" table:style-name="ce3">
            <text:p>24.00</text:p>
          </table:table-cell>
          <table:table-cell office:value-type="float" office:value="1.3802112417116059" table:formula="of:=LOG([.G50])" table:style-name="ce3">
            <text:p>1.38</text:p>
          </table:table-cell>
          <table:table-cell office:value-type="float" office:value="33.125069801078538" table:formula="of:=[.G50]*[.H50]" table:style-name="ce3">
            <text:p>33.13</text:p>
          </table:table-cell>
          <table:table-cell office:value-type="float" office:value="-0.51231141222018484" table:formula="of:=(RAND()*2-1)*[.$G$7]" table:style-name="ce3">
            <text:p>-0.51</text:p>
          </table:table-cell>
          <table:table-cell office:value-type="float" office:value="102.62332047443864" table:formula="of:=[.$G$4]*[.F50]+[.$G$5]*[.H50]+[.$G$6]*[.I50]+[.J50]" table:style-name="ce3">
            <text:p>102.62</text:p>
          </table:table-cell>
          <table:table-cell table:number-columns-repeated="16373"/>
        </table:table-row>
        <table:table-row table:style-name="ro1">
          <table:table-cell table:number-columns-repeated="4"/>
          <table:table-cell office:value-type="float" office:value="40" table:style-name="ce2">
            <text:p>40</text:p>
          </table:table-cell>
          <table:table-cell office:value-type="float" office:value="1" table:formula="of:=[.G51]^0" table:style-name="ce3">
            <text:p>1.00</text:p>
          </table:table-cell>
          <table:table-cell office:value-type="float" office:value="25" table:style-name="ce3">
            <text:p>25.00</text:p>
          </table:table-cell>
          <table:table-cell office:value-type="float" office:value="1.3979400086720377" table:formula="of:=LOG([.G51])" table:style-name="ce3">
            <text:p>1.40</text:p>
          </table:table-cell>
          <table:table-cell office:value-type="float" office:value="34.948500216800944" table:formula="of:=[.G51]*[.H51]" table:style-name="ce3">
            <text:p>34.95</text:p>
          </table:table-cell>
          <table:table-cell office:value-type="float" office:value="0.2218831217452355" table:formula="of:=(RAND()*2-1)*[.$G$7]" table:style-name="ce3">
            <text:p>0.22</text:p>
          </table:table-cell>
          <table:table-cell office:value-type="float" office:value="108.86326378949215" table:formula="of:=[.$G$4]*[.F51]+[.$G$5]*[.H51]+[.$G$6]*[.I51]+[.J51]" table:style-name="ce3">
            <text:p>108.86</text:p>
          </table:table-cell>
          <table:table-cell table:number-columns-repeated="16373"/>
        </table:table-row>
        <table:table-row table:style-name="ro1">
          <table:table-cell table:number-columns-repeated="4"/>
          <table:table-cell office:value-type="float" office:value="41" table:style-name="ce2">
            <text:p>41</text:p>
          </table:table-cell>
          <table:table-cell office:value-type="float" office:value="1" table:formula="of:=[.G52]^0" table:style-name="ce3">
            <text:p>1.00</text:p>
          </table:table-cell>
          <table:table-cell office:value-type="float" office:value="26" table:style-name="ce3">
            <text:p>26.00</text:p>
          </table:table-cell>
          <table:table-cell office:value-type="float" office:value="1.414973347970818" table:formula="of:=LOG([.G52])" table:style-name="ce3">
            <text:p>1.41</text:p>
          </table:table-cell>
          <table:table-cell office:value-type="float" office:value="36.789307047241266" table:formula="of:=[.G52]*[.H52]" table:style-name="ce3">
            <text:p>36.79</text:p>
          </table:table-cell>
          <table:table-cell office:value-type="float" office:value="0.56540270873309906" table:formula="of:=(RAND()*2-1)*[.$G$7]" table:style-name="ce3">
            <text:p>0.57</text:p>
          </table:table-cell>
          <table:table-cell office:value-type="float" office:value="114.76327054639853" table:formula="of:=[.$G$4]*[.F52]+[.$G$5]*[.H52]+[.$G$6]*[.I52]+[.J52]" table:style-name="ce3">
            <text:p>114.76</text:p>
          </table:table-cell>
          <table:table-cell table:number-columns-repeated="16373"/>
        </table:table-row>
        <table:table-row table:style-name="ro1">
          <table:table-cell table:number-columns-repeated="4"/>
          <table:table-cell office:value-type="float" office:value="42" table:style-name="ce2">
            <text:p>42</text:p>
          </table:table-cell>
          <table:table-cell office:value-type="float" office:value="1" table:formula="of:=[.G53]^0" table:style-name="ce3">
            <text:p>1.00</text:p>
          </table:table-cell>
          <table:table-cell office:value-type="float" office:value="27" table:style-name="ce3">
            <text:p>27.00</text:p>
          </table:table-cell>
          <table:table-cell office:value-type="float" office:value="1.4313637641589874" table:formula="of:=LOG([.G53])" table:style-name="ce3">
            <text:p>1.43</text:p>
          </table:table-cell>
          <table:table-cell office:value-type="float" office:value="38.646821632292657" table:formula="of:=[.G53]*[.H53]" table:style-name="ce3">
            <text:p>38.65</text:p>
          </table:table-cell>
          <table:table-cell office:value-type="float" office:value="-0.42923726580976718" table:formula="of:=(RAND()*2-1)*[.$G$7]" table:style-name="ce3">
            <text:p>-0.43</text:p>
          </table:table-cell>
          <table:table-cell office:value-type="float" office:value="119.37395515938618" table:formula="of:=[.$G$4]*[.F53]+[.$G$5]*[.H53]+[.$G$6]*[.I53]+[.J53]" table:style-name="ce3">
            <text:p>119.37</text:p>
          </table:table-cell>
          <table:table-cell table:number-columns-repeated="16373"/>
        </table:table-row>
        <table:table-row table:style-name="ro1">
          <table:table-cell table:number-columns-repeated="4"/>
          <table:table-cell office:value-type="float" office:value="43" table:style-name="ce2">
            <text:p>43</text:p>
          </table:table-cell>
          <table:table-cell office:value-type="float" office:value="1" table:formula="of:=[.G54]^0" table:style-name="ce3">
            <text:p>1.00</text:p>
          </table:table-cell>
          <table:table-cell office:value-type="float" office:value="28" table:style-name="ce3">
            <text:p>28.00</text:p>
          </table:table-cell>
          <table:table-cell office:value-type="float" office:value="1.4471580313422192" table:formula="of:=LOG([.G54])" table:style-name="ce3">
            <text:p>1.45</text:p>
          </table:table-cell>
          <table:table-cell office:value-type="float" office:value="40.520424877582137" table:formula="of:=[.G54]*[.H54]" table:style-name="ce3">
            <text:p>40.52</text:p>
          </table:table-cell>
          <table:table-cell office:value-type="float" office:value="0.32984565957685086" table:formula="of:=(RAND()*2-1)*[.$G$7]" table:style-name="ce3">
            <text:p>0.33</text:p>
          </table:table-cell>
          <table:table-cell office:value-type="float" office:value="125.78543635500769" table:formula="of:=[.$G$4]*[.F54]+[.$G$5]*[.H54]+[.$G$6]*[.I54]+[.J54]" table:style-name="ce3">
            <text:p>125.79</text:p>
          </table:table-cell>
          <table:table-cell table:number-columns-repeated="16373"/>
        </table:table-row>
        <table:table-row table:style-name="ro1">
          <table:table-cell table:number-columns-repeated="4"/>
          <table:table-cell office:value-type="float" office:value="44" table:style-name="ce2">
            <text:p>44</text:p>
          </table:table-cell>
          <table:table-cell office:value-type="float" office:value="1" table:formula="of:=[.G55]^0" table:style-name="ce3">
            <text:p>1.00</text:p>
          </table:table-cell>
          <table:table-cell office:value-type="float" office:value="29" table:style-name="ce3">
            <text:p>29.00</text:p>
          </table:table-cell>
          <table:table-cell office:value-type="float" office:value="1.4623979978989561" table:formula="of:=LOG([.G55])" table:style-name="ce3">
            <text:p>1.46</text:p>
          </table:table-cell>
          <table:table-cell office:value-type="float" office:value="42.409541939069726" table:formula="of:=[.G55]*[.H55]" table:style-name="ce3">
            <text:p>42.41</text:p>
          </table:table-cell>
          <table:table-cell office:value-type="float" office:value="-0.47028249025068214" table:formula="of:=(RAND()*2-1)*[.$G$7]" table:style-name="ce3">
            <text:p>-0.47</text:p>
          </table:table-cell>
          <table:table-cell office:value-type="float" office:value="130.6831393227564" table:formula="of:=[.$G$4]*[.F55]+[.$G$5]*[.H55]+[.$G$6]*[.I55]+[.J55]" table:style-name="ce3">
            <text:p>130.68</text:p>
          </table:table-cell>
          <table:table-cell table:number-columns-repeated="16373"/>
        </table:table-row>
        <table:table-row table:style-name="ro1">
          <table:table-cell table:number-columns-repeated="4"/>
          <table:table-cell office:value-type="float" office:value="45" table:style-name="ce2">
            <text:p>45</text:p>
          </table:table-cell>
          <table:table-cell office:value-type="float" office:value="1" table:formula="of:=[.G56]^0" table:style-name="ce3">
            <text:p>1.00</text:p>
          </table:table-cell>
          <table:table-cell office:value-type="float" office:value="30" table:style-name="ce3">
            <text:p>30.00</text:p>
          </table:table-cell>
          <table:table-cell office:value-type="float" office:value="1.4771212547196624" table:formula="of:=LOG([.G56])" table:style-name="ce3">
            <text:p>1.48</text:p>
          </table:table-cell>
          <table:table-cell office:value-type="float" office:value="44.313637641589871" table:formula="of:=[.G56]*[.H56]" table:style-name="ce3">
            <text:p>44.31</text:p>
          </table:table-cell>
          <table:table-cell office:value-type="float" office:value="-0.63761161024169621" table:formula="of:=(RAND()*2-1)*[.$G$7]" table:style-name="ce3">
            <text:p>-0.64</text:p>
          </table:table-cell>
          <table:table-cell office:value-type="float" office:value="136.25754382396724" table:formula="of:=[.$G$4]*[.F56]+[.$G$5]*[.H56]+[.$G$6]*[.I56]+[.J56]" table:style-name="ce3">
            <text:p>136.26</text:p>
          </table:table-cell>
          <table:table-cell table:number-columns-repeated="16373"/>
        </table:table-row>
        <table:table-row table:style-name="ro1">
          <table:table-cell table:number-columns-repeated="4"/>
          <table:table-cell office:value-type="float" office:value="46" table:style-name="ce2">
            <text:p>46</text:p>
          </table:table-cell>
          <table:table-cell office:value-type="float" office:value="1" table:formula="of:=[.G57]^0" table:style-name="ce3">
            <text:p>1.00</text:p>
          </table:table-cell>
          <table:table-cell office:value-type="float" office:value="31" table:style-name="ce3">
            <text:p>31.00</text:p>
          </table:table-cell>
          <table:table-cell office:value-type="float" office:value="1.4913616938342726" table:formula="of:=LOG([.G57])" table:style-name="ce3">
            <text:p>1.49</text:p>
          </table:table-cell>
          <table:table-cell office:value-type="float" office:value="46.232212508862453" table:formula="of:=[.G57]*[.H57]" table:style-name="ce3">
            <text:p>46.23</text:p>
          </table:table-cell>
          <table:table-cell office:value-type="float" office:value="0.59358025006097459" table:formula="of:=(RAND()*2-1)*[.$G$7]" table:style-name="ce3">
            <text:p>0.59</text:p>
          </table:table-cell>
          <table:table-cell office:value-type="float" office:value="143.27294116431688" table:formula="of:=[.$G$4]*[.F57]+[.$G$5]*[.H57]+[.$G$6]*[.I57]+[.J57]" table:style-name="ce3">
            <text:p>143.27</text:p>
          </table:table-cell>
          <table:table-cell table:number-columns-repeated="16373"/>
        </table:table-row>
        <table:table-row table:style-name="ro1">
          <table:table-cell table:number-columns-repeated="4"/>
          <table:table-cell office:value-type="float" office:value="47" table:style-name="ce2">
            <text:p>47</text:p>
          </table:table-cell>
          <table:table-cell office:value-type="float" office:value="1" table:formula="of:=[.G58]^0" table:style-name="ce3">
            <text:p>1.00</text:p>
          </table:table-cell>
          <table:table-cell office:value-type="float" office:value="32" table:style-name="ce3">
            <text:p>32.00</text:p>
          </table:table-cell>
          <table:table-cell office:value-type="float" office:value="1.505149978319906" table:formula="of:=LOG([.G58])" table:style-name="ce3">
            <text:p>1.51</text:p>
          </table:table-cell>
          <table:table-cell office:value-type="float" office:value="48.164799306236993" table:formula="of:=[.G58]*[.H58]" table:style-name="ce3">
            <text:p>48.16</text:p>
          </table:table-cell>
          <table:table-cell office:value-type="float" office:value="2.1167442929825864E-3" table:formula="of:=(RAND()*2-1)*[.$G$7]" table:style-name="ce3">
            <text:p>0.00</text:p>
          </table:table-cell>
          <table:table-cell office:value-type="float" office:value="148.50681461964376" table:formula="of:=[.$G$4]*[.F58]+[.$G$5]*[.H58]+[.$G$6]*[.I58]+[.J58]" table:style-name="ce3">
            <text:p>148.51</text:p>
          </table:table-cell>
          <table:table-cell table:number-columns-repeated="16373"/>
        </table:table-row>
        <table:table-row table:style-name="ro1">
          <table:table-cell table:number-columns-repeated="4"/>
          <table:table-cell office:value-type="float" office:value="48" table:style-name="ce2">
            <text:p>48</text:p>
          </table:table-cell>
          <table:table-cell office:value-type="float" office:value="1" table:formula="of:=[.G59]^0" table:style-name="ce3">
            <text:p>1.00</text:p>
          </table:table-cell>
          <table:table-cell office:value-type="float" office:value="33" table:style-name="ce3">
            <text:p>33.00</text:p>
          </table:table-cell>
          <table:table-cell office:value-type="float" office:value="1.5185139398778875" table:formula="of:=LOG([.G59])" table:style-name="ce3">
            <text:p>1.52</text:p>
          </table:table-cell>
          <table:table-cell office:value-type="float" office:value="50.110960015970285" table:formula="of:=[.G59]*[.H59]" table:style-name="ce3">
            <text:p>50.11</text:p>
          </table:table-cell>
          <table:table-cell office:value-type="float" office:value="-0.47334082476006256" table:formula="of:=(RAND()*2-1)*[.$G$7]" table:style-name="ce3">
            <text:p>-0.47</text:p>
          </table:table-cell>
          <table:table-cell office:value-type="float" office:value="153.89656710290657" table:formula="of:=[.$G$4]*[.F59]+[.$G$5]*[.H59]+[.$G$6]*[.I59]+[.J59]" table:style-name="ce3">
            <text:p>153.90</text:p>
          </table:table-cell>
          <table:table-cell table:number-columns-repeated="16373"/>
        </table:table-row>
        <table:table-row table:style-name="ro1">
          <table:table-cell table:number-columns-repeated="4"/>
          <table:table-cell office:value-type="float" office:value="49" table:style-name="ce2">
            <text:p>49</text:p>
          </table:table-cell>
          <table:table-cell office:value-type="float" office:value="1" table:formula="of:=[.G60]^0" table:style-name="ce3">
            <text:p>1.00</text:p>
          </table:table-cell>
          <table:table-cell office:value-type="float" office:value="34" table:style-name="ce3">
            <text:p>34.00</text:p>
          </table:table-cell>
          <table:table-cell office:value-type="float" office:value="1.5314789170422551" table:formula="of:=LOG([.G60])" table:style-name="ce3">
            <text:p>1.53</text:p>
          </table:table-cell>
          <table:table-cell office:value-type="float" office:value="52.070283179436672" table:formula="of:=[.G60]*[.H60]" table:style-name="ce3">
            <text:p>52.07</text:p>
          </table:table-cell>
          <table:table-cell office:value-type="float" office:value="-0.64577852955455661" table:formula="of:=(RAND()*2-1)*[.$G$7]" table:style-name="ce3">
            <text:p>-0.65</text:p>
          </table:table-cell>
          <table:table-cell office:value-type="float" office:value="159.62802884283997" table:formula="of:=[.$G$4]*[.F60]+[.$G$5]*[.H60]+[.$G$6]*[.I60]+[.J60]" table:style-name="ce3">
            <text:p>159.63</text:p>
          </table:table-cell>
          <table:table-cell table:number-columns-repeated="16373"/>
        </table:table-row>
        <table:table-row table:style-name="ro1">
          <table:table-cell table:number-columns-repeated="4"/>
          <table:table-cell office:value-type="float" office:value="50" table:style-name="ce2">
            <text:p>50</text:p>
          </table:table-cell>
          <table:table-cell office:value-type="float" office:value="1" table:formula="of:=[.G61]^0" table:style-name="ce3">
            <text:p>1.00</text:p>
          </table:table-cell>
          <table:table-cell office:value-type="float" office:value="35" table:style-name="ce3">
            <text:p>35.00</text:p>
          </table:table-cell>
          <table:table-cell office:value-type="float" office:value="1.5440680443502757" table:formula="of:=LOG([.G61])" table:style-name="ce3">
            <text:p>1.54</text:p>
          </table:table-cell>
          <table:table-cell office:value-type="float" office:value="54.042381552259648" table:formula="of:=[.G61]*[.H61]" table:style-name="ce3">
            <text:p>54.04</text:p>
          </table:table-cell>
          <table:table-cell office:value-type="float" office:value="0.63530788899556789" table:formula="of:=(RAND()*2-1)*[.$G$7]" table:style-name="ce3">
            <text:p>0.64</text:p>
          </table:table-cell>
          <table:table-cell office:value-type="float" office:value="166.85058863447506" table:formula="of:=[.$G$4]*[.F61]+[.$G$5]*[.H61]+[.$G$6]*[.I61]+[.J61]" table:style-name="ce3">
            <text:p>166.85</text:p>
          </table:table-cell>
          <table:table-cell table:number-columns-repeated="16373"/>
        </table:table-row>
        <table:table-row table:number-rows-repeated="104851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028</meta:generator>
    <meta:initial-creator>Mark Lehr</meta:initial-creator>
    <dc:creator>jyro jimenez</dc:creator>
    <meta:creation-date>2021-09-29T18:37:52Z</meta:creation-date>
    <dc:date>2022-04-25T02:12:48Z</dc:date>
    <meta:editing-cycles>2</meta:editing-cycles>
    <meta:editing-duration>PT2067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2">
      <number:number number:decimal-places="2" number:min-decimal-places="2" number:min-integer-digits="1"/>
    </number:number-style>
    <style:style style:family="chart" style:name="TL0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T000">
      <style:chart-properties chart:regression-type="polynomial"/>
      <style:graphic-properties draw:fill="none" draw:stroke="dash" draw:stroke-dash="a3" svg:stroke-width="0.02083in" svg:stroke-color="#4472c4" svg:stroke-opacity="100%" draw:stroke-linejoin="round" svg:stroke-linecap="round"/>
    </style:style>
    <style:style style:family="chart" style:name="Axs0" style:data-style-name="N2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2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318.0002362204725pt" svg:width="422.0999212598425pt" chart:style-name="Crt0">
        <chart:title chart:style-name="CT00">
          <text:p text:style-name="a0" text:class-names="" text:cond-style-name="">r1 v f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f (Function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r1 (X)</text:p>
            </chart:title>
          </chart:axis>
          <chart:series chart:values-cell-range-address="2ndOrderPolynomial.$J$12:.$J$61" chart:class="chart:scatter" chart:attached-axis="primary-y" chart:style-name="G0S0">
            <chart:domain table:cell-range-address="2ndOrderPolynomial.$G$12:.$G$61"/>
            <chart:regression-curve chart:style-name="T000">
              <chart:equation chart:automatic-content="true" chart:display-equation="true" chart:display-r-square="false" chart:style-name="TL000"/>
            </chart:regression-curve>
            <chart:data-point chart:repeated="50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stroke-dash draw:name="a3" draw:style="rect" draw:dots1="1" draw:dots1-length="0.04166in" draw:distance="0in"/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2">
      <number:number number:decimal-places="2" number:min-decimal-places="2" number:min-integer-digits="1"/>
    </number:number-style>
    <style:style style:family="chart" style:name="TL0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T000">
      <style:chart-properties chart:regression-type="polynomial"/>
      <style:graphic-properties draw:fill="none" draw:stroke="dash" draw:stroke-dash="a3" svg:stroke-width="0.02083in" svg:stroke-color="#4472c4" svg:stroke-opacity="100%" draw:stroke-linejoin="round" svg:stroke-linecap="round"/>
    </style:style>
    <style:style style:family="chart" style:name="Axs0" style:data-style-name="N2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2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359.4002362204724pt" svg:width="476.69968503937pt" chart:style-name="Crt0">
        <chart:title chart:style-name="CT00">
          <text:p text:style-name="a0" text:class-names="" text:cond-style-name="">r1 v f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r1 (N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f (Function)</text:p>
            </chart:title>
          </chart:axis>
          <chart:series chart:values-cell-range-address="NLogN.$K$12:.$K$61" chart:class="chart:scatter" chart:attached-axis="primary-y" chart:style-name="G0S0">
            <chart:domain table:cell-range-address="NLogN.$G$12:.$G$61"/>
            <chart:regression-curve chart:style-name="T000">
              <chart:equation chart:automatic-content="true" chart:display-equation="true" chart:display-r-square="false" svg:x="183.6352755905512pt" svg:y="47.04511811023622pt" chart:style-name="TL000"/>
            </chart:regression-curve>
            <chart:data-point chart:repeated="50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stroke-dash draw:name="a3" draw:style="rect" draw:dots1="1" draw:dots1-length="0.04166in" draw:distance="0in"/>
  </office:styles>
</office:document-styles>
</file>